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fo:margin-top="0.353cm" fo:margin-right="-0.011cm" style:writing-mode="lr-tb"/>
    </style:style>
    <style:style style:name="T1_1" style:family="text">
      <style:text-properties fo:color="#4f81bd" fo:font-size="13pt" style:font-size-asian="13pt" style:font-size-complex="13pt" fo:font-weight="bold" style:font-weight-asian="bold" style:font-weight-complex="bold"/>
    </style:style>
    <style:style style:name="T1_2" style:family="text">
      <style:text-properties fo:color="#4f81bd" fo:font-size="13pt" style:font-size-asian="13pt" style:font-size-complex="13pt" fo:font-weight="bold" style:font-weight-asian="bold" style:font-weight-complex="bold"/>
    </style:style>
    <style:style style:name="T1_3" style:family="text">
      <style:text-properties fo:color="#4f81bd" fo:font-size="13pt" style:font-size-asian="13pt" style:font-size-complex="13pt" fo:font-weight="bold" style:font-weight-asian="bold" style:font-weight-complex="bold"/>
    </style:style>
    <style:style style:name="T1_4" style:family="text">
      <style:text-properties fo:color="#4f81bd" fo:font-size="13pt" style:font-size-asian="13pt" style:font-size-complex="13pt" fo:font-weight="bold" style:font-weight-asian="bold" style:font-weight-complex="bold"/>
    </style:style>
    <style:style style:name="T1_5" style:family="text">
      <style:text-properties fo:color="#4f81bd" fo:font-size="13pt" style:font-size-asian="13pt" style:font-size-complex="13pt" fo:font-weight="bold" style:font-weight-asian="bold" style:font-weight-complex="bold"/>
    </style:style>
    <style:style style:name="T1_6" style:family="text">
      <style:text-properties fo:color="#4f81bd" fo:font-size="13pt" style:font-size-asian="13pt" style:font-size-complex="13pt" fo:font-weight="bold" style:font-weight-asian="bold" style:font-weight-complex="bold"/>
    </style:style>
    <style:style style:name="T1_7" style:family="text">
      <style:text-properties fo:color="#4f81bd" fo:font-size="13pt" style:font-size-asian="13pt" style:font-size-complex="13pt" fo:font-weight="bold" style:font-weight-asian="bold" style:font-weight-complex="bold"/>
    </style:style>
    <style:style style:name="T1_8" style:family="text">
      <style:text-properties fo:color="#4f81bd" fo:font-size="13pt" style:font-size-asian="13pt" style:font-size-complex="13pt" fo:font-weight="bold" style:font-weight-asian="bold" style:font-weight-complex="bold"/>
    </style:style>
    <style:style style:name="T1_9" style:family="text">
      <style:text-properties fo:color="#4f81bd" fo:font-size="13pt" style:font-size-asian="13pt" style:font-size-complex="13pt"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fo:margin-top="0.176cm" fo:margin-bottom="0.176cm" fo:margin-right="-0.011cm" style:writing-mode="lr-tb"/>
    </style:style>
    <style:style style:name="T2_1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able1" style:family="table">
      <style:table-properties table:align="left" style:width="15.425cm" fo:margin-left="0cm"/>
    </style:style>
    <style:style style:name="Column1" style:family="table-column">
      <style:table-column-properties style:column-width="1.931cm"/>
    </style:style>
    <style:style style:name="Column2" style:family="table-column">
      <style:table-column-properties style:column-width="3.175cm"/>
    </style:style>
    <style:style style:name="Column3" style:family="table-column">
      <style:table-column-properties style:column-width="4.18cm"/>
    </style:style>
    <style:style style:name="Column4" style:family="table-column">
      <style:table-column-properties style:column-width="1.72cm"/>
    </style:style>
    <style:style style:name="Column5" style:family="table-column">
      <style:table-column-properties style:column-width="2.434cm"/>
    </style:style>
    <style:style style:name="Column6" style:family="table-column">
      <style:table-column-properties style:column-width="1.984cm"/>
    </style:style>
    <style:style style:name="Row1" style:family="table-row"/>
    <style:style style:name="Cell1" style:family="table-cell">
      <style:table-cell-properties fo:background-color="#bfbfbf" style:vertical-align="middle" fo:padding-top="0.176cm" fo:border-top="#000000 0.035cm solid" fo:border-bottom="#000000 0.035cm solid" fo:padding-left="0.19cm" fo:border-left="#000000 0.035cm solid" fo:padding-right="0.176cm" fo:border-right="#000000 0.035cm solid"/>
    </style:style>
    <style:style style:name="P3" style:family="paragraph" style:parent-style-name="Standard">
      <style:paragraph-properties fo:text-align="left" fo:break-before="auto" fo:text-indent="0cm" fo:line-height="115%" fo:margin-top="0.176cm" fo:margin-bottom="0.176cm" fo:margin-left="0cm" fo:margin-right="-0.011cm" fo:orphans="2" fo:widows="2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" style:family="table-cell">
      <style:table-cell-properties fo:background-color="#bfbfbf" style:vertical-align="middle" fo:padding-top="0.176cm" fo:border-top="#000000 0.035cm solid" fo:border-bottom="#000000 0.035cm solid" fo:padding-left="0.19cm" fo:border-left="#000000 0.035cm solid" fo:padding-right="0.176cm" fo:border-right="#000000 0.035cm solid"/>
    </style:style>
    <style:style style:name="P4" style:family="paragraph" style:parent-style-name="Standard">
      <style:paragraph-properties fo:text-align="left" fo:break-before="auto" fo:text-indent="0cm" fo:line-height="115%" fo:margin-top="0.176cm" fo:margin-bottom="0.176cm" fo:margin-left="0cm" fo:margin-right="-0.011cm" fo:orphans="2" fo:widows="2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" style:family="table-cell">
      <style:table-cell-properties fo:background-color="#bfbfbf" style:vertical-align="middle" fo:padding-top="0.176cm" fo:border-top="#000000 0.035cm solid" fo:border-bottom="#000000 0.035cm solid" fo:padding-left="0.19cm" fo:border-left="#000000 0.035cm solid" fo:padding-right="0.176cm" fo:border-right="#000000 0.035cm solid"/>
    </style:style>
    <style:style style:name="P5" style:family="paragraph" style:parent-style-name="Standard">
      <style:paragraph-properties fo:text-align="left" fo:break-before="auto" fo:text-indent="0cm" fo:line-height="115%" fo:margin-top="0.176cm" fo:margin-bottom="0.176cm" fo:margin-left="0cm" fo:margin-right="-0.011cm" fo:orphans="2" fo:widows="2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" style:family="table-cell">
      <style:table-cell-properties fo:background-color="#bfbfbf" style:vertical-align="middle" fo:padding-top="0.176cm" fo:border-top="#000000 0.035cm solid" fo:border-bottom="#000000 0.035cm solid" fo:padding-left="0.19cm" fo:border-left="#000000 0.035cm solid" fo:padding-right="0.176cm" fo:border-right="#000000 0.035cm solid"/>
    </style:style>
    <style:style style:name="P6" style:family="paragraph" style:parent-style-name="Standard">
      <style:paragraph-properties fo:text-align="left" fo:break-before="auto" fo:text-indent="0cm" fo:line-height="115%" fo:margin-top="0.176cm" fo:margin-bottom="0.176cm" fo:margin-left="0cm" fo:margin-right="-0.011cm" fo:orphans="2" fo:widows="2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" style:family="table-cell">
      <style:table-cell-properties fo:background-color="#bfbfbf" style:vertical-align="middle" fo:padding-top="0.176cm" fo:border-top="#000000 0.035cm solid" fo:border-bottom="#000000 0.035cm solid" fo:padding-left="0.19cm" fo:border-left="#000000 0.035cm solid" fo:padding-right="0.176cm" fo:border-right="#000000 0.035cm solid"/>
    </style:style>
    <style:style style:name="P7" style:family="paragraph" style:parent-style-name="Standard">
      <style:paragraph-properties fo:text-align="left" fo:break-before="auto" fo:text-indent="0cm" fo:line-height="115%" fo:margin-top="0.176cm" fo:margin-bottom="0.176cm" fo:margin-left="0cm" fo:margin-right="-0.011cm" fo:orphans="2" fo:widows="2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fo:background-color="#bfbfbf" style:vertical-align="middle" fo:padding-top="0.176cm" fo:border-top="#000000 0.035cm solid" fo:border-bottom="#000000 0.035cm solid" fo:padding-left="0.19cm" fo:border-left="#000000 0.035cm solid" fo:padding-right="0.176cm" fo:border-right="#000000 0.035cm solid"/>
    </style:style>
    <style:style style:name="P8" style:family="paragraph" style:parent-style-name="Standard">
      <style:paragraph-properties fo:text-align="left" fo:break-before="auto" fo:text-indent="0cm" fo:line-height="115%" fo:margin-top="0.176cm" fo:margin-bottom="0.176cm" fo:margin-left="0cm" fo:margin-right="-0.011cm" fo:orphans="2" fo:widows="2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" style:family="table-row"/>
    <style:style style:name="Cell7" style:family="table-cell">
      <style:table-cell-properties style:vertical-align="middle" fo:padding-top="0.176cm" fo:border-top="#000000 0.035cm solid" fo:border-bottom="#000000 0.035cm solid" fo:padding-left="0.19cm" fo:border-left="#000000 0.035cm solid" fo:padding-right="0.176cm" fo:border-right="#000000 0.035cm solid"/>
    </style:style>
    <style:style style:name="P9" style:family="paragraph" style:parent-style-name="Standard">
      <style:paragraph-properties fo:text-align="left" fo:break-before="auto" fo:text-indent="0cm" fo:line-height="115%" fo:margin-top="0.176cm" fo:margin-bottom="0.176cm" fo:margin-left="0cm" fo:margin-right="-0.011cm" fo:orphans="2" fo:widows="2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middle" fo:padding-top="0.176cm" fo:border-top="#000000 0.035cm solid" fo:border-bottom="#000000 0.035cm solid" fo:padding-left="0.19cm" fo:border-left="#000000 0.035cm solid" fo:padding-right="0.176cm" fo:border-right="#000000 0.035cm solid"/>
    </style:style>
    <style:style style:name="P10" style:family="paragraph" style:parent-style-name="Standard">
      <style:paragraph-properties fo:text-align="left" fo:break-before="auto" fo:text-indent="0cm" fo:line-height="115%" fo:margin-top="0.176cm" fo:margin-bottom="0.176cm" fo:margin-left="0cm" fo:margin-right="-0.011cm" fo:orphans="2" fo:widows="2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9" style:family="table-cell">
      <style:table-cell-properties style:vertical-align="middle" fo:padding-top="0.176cm" fo:border-top="#000000 0.035cm solid" fo:border-bottom="#000000 0.035cm solid" fo:padding-left="0.19cm" fo:border-left="#000000 0.035cm solid" fo:padding-right="0.176cm" fo:border-right="#000000 0.035cm solid"/>
    </style:style>
    <style:style style:name="P11" style:family="paragraph" style:parent-style-name="Standard">
      <style:paragraph-properties fo:text-align="left" fo:break-before="auto" fo:text-indent="0cm" fo:line-height="115%" fo:margin-top="0.176cm" fo:margin-bottom="0.176cm" fo:margin-left="0cm" fo:margin-right="-0.011cm" fo:orphans="2" fo:widows="2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middle" fo:padding-top="0.176cm" fo:border-top="#000000 0.035cm solid" fo:border-bottom="#000000 0.035cm solid" fo:padding-left="0.19cm" fo:border-left="#000000 0.035cm solid" fo:padding-right="0.176cm" fo:border-right="#000000 0.035cm solid"/>
    </style:style>
    <style:style style:name="P12" style:family="paragraph" style:parent-style-name="Standard">
      <style:paragraph-properties fo:text-align="left" fo:break-before="auto" fo:text-indent="0cm" fo:line-height="115%" fo:margin-top="0.176cm" fo:margin-bottom="0.176cm" fo:margin-left="0cm" fo:margin-right="-0.011cm" fo:orphans="2" fo:widows="2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1" style:family="table-cell">
      <style:table-cell-properties style:vertical-align="middle" fo:padding-top="0.176cm" fo:border-top="#000000 0.035cm solid" fo:border-bottom="#000000 0.035cm solid" fo:padding-left="0.19cm" fo:border-left="#000000 0.035cm solid" fo:padding-right="0.176cm" fo:border-right="#000000 0.035cm solid"/>
    </style:style>
    <style:style style:name="P13" style:family="paragraph" style:parent-style-name="Standard">
      <style:paragraph-properties fo:text-align="left" fo:break-before="auto" fo:text-indent="0cm" fo:line-height="115%" fo:margin-top="0.176cm" fo:margin-bottom="0.176cm" fo:margin-left="0cm" fo:margin-right="-0.011cm" fo:orphans="2" fo:widows="2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middle" fo:padding-top="0.176cm" fo:border-top="#000000 0.035cm solid" fo:border-bottom="#000000 0.035cm solid" fo:padding-left="0.19cm" fo:border-left="#000000 0.035cm solid" fo:padding-right="0.176cm" fo:border-right="#000000 0.035cm solid"/>
    </style:style>
    <style:style style:name="P14" style:family="paragraph" style:parent-style-name="Standard">
      <style:paragraph-properties fo:text-align="left" fo:break-before="auto" fo:text-indent="0cm" fo:line-height="115%" fo:margin-top="0.176cm" fo:margin-bottom="0.176cm" fo:margin-left="0cm" fo:margin-right="-0.011cm" fo:orphans="2" fo:widows="2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3" style:family="table-row"/>
    <style:style style:name="Cell13" style:family="table-cell">
      <style:table-cell-properties style:vertical-align="middle" fo:padding-top="0.176cm" fo:border-top="#000000 0.035cm solid" fo:border-bottom="#000000 0.035cm solid" fo:padding-left="0.19cm" fo:border-left="#000000 0.035cm solid" fo:padding-right="0.176cm" fo:border-right="#000000 0.035cm solid"/>
    </style:style>
    <style:style style:name="P15" style:family="paragraph" style:parent-style-name="Standard">
      <style:paragraph-properties fo:text-align="left" fo:break-before="auto" fo:text-indent="0cm" fo:line-height="115%" fo:margin-top="0.176cm" fo:margin-bottom="0.176cm" fo:margin-left="0cm" fo:margin-right="-0.011cm" fo:orphans="2" fo:widows="2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middle" fo:padding-top="0.176cm" fo:border-top="#000000 0.035cm solid" fo:border-bottom="#000000 0.035cm solid" fo:padding-left="0.19cm" fo:border-left="#000000 0.035cm solid" fo:padding-right="0.176cm" fo:border-right="#000000 0.035cm solid"/>
    </style:style>
    <style:style style:name="P16" style:family="paragraph" style:parent-style-name="Standard">
      <style:paragraph-properties fo:text-align="left" fo:break-before="auto" fo:text-indent="0cm" fo:line-height="115%" fo:margin-top="0.176cm" fo:margin-bottom="0.176cm" fo:margin-left="0cm" fo:margin-right="-0.011cm" fo:orphans="2" fo:widows="2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5" style:family="table-cell">
      <style:table-cell-properties style:vertical-align="middle" fo:padding-top="0.176cm" fo:border-top="#000000 0.035cm solid" fo:border-bottom="#000000 0.035cm solid" fo:padding-left="0.19cm" fo:border-left="#000000 0.035cm solid" fo:padding-right="0.176cm" fo:border-right="#000000 0.035cm solid"/>
    </style:style>
    <style:style style:name="P17" style:family="paragraph" style:parent-style-name="Standard">
      <style:paragraph-properties fo:text-align="left" fo:break-before="auto" fo:text-indent="0cm" fo:line-height="115%" fo:margin-top="0.176cm" fo:margin-bottom="0.176cm" fo:margin-left="0cm" fo:margin-right="-0.011cm" fo:orphans="2" fo:widows="2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_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_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6" style:family="table-cell">
      <style:table-cell-properties style:vertical-align="middle" fo:padding-top="0.176cm" fo:border-top="#000000 0.035cm solid" fo:border-bottom="#000000 0.035cm solid" fo:padding-left="0.19cm" fo:border-left="#000000 0.035cm solid" fo:padding-right="0.176cm" fo:border-right="#000000 0.035cm solid"/>
    </style:style>
    <style:style style:name="P18" style:family="paragraph" style:parent-style-name="Standard">
      <style:paragraph-properties fo:text-align="left" fo:break-before="auto" fo:text-indent="0cm" fo:line-height="115%" fo:margin-top="0.176cm" fo:margin-bottom="0.176cm" fo:margin-left="0cm" fo:margin-right="-0.011cm" fo:orphans="2" fo:widows="2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7" style:family="table-cell">
      <style:table-cell-properties style:vertical-align="middle" fo:padding-top="0.176cm" fo:border-top="#000000 0.035cm solid" fo:border-bottom="#000000 0.035cm solid" fo:padding-left="0.19cm" fo:border-left="#000000 0.035cm solid" fo:padding-right="0.176cm" fo:border-right="#000000 0.035cm solid"/>
    </style:style>
    <style:style style:name="P19" style:family="paragraph" style:parent-style-name="Standard">
      <style:paragraph-properties fo:text-align="left" fo:break-before="auto" fo:text-indent="0cm" fo:line-height="115%" fo:margin-top="0.176cm" fo:margin-bottom="0.176cm" fo:margin-left="0cm" fo:margin-right="-0.011cm" fo:orphans="2" fo:widows="2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middle" fo:padding-top="0.176cm" fo:border-top="#000000 0.035cm solid" fo:border-bottom="#000000 0.035cm solid" fo:padding-left="0.19cm" fo:border-left="#000000 0.035cm solid" fo:padding-right="0.176cm" fo:border-right="#000000 0.035cm solid"/>
    </style:style>
    <style:style style:name="P20" style:family="paragraph" style:parent-style-name="Standard">
      <style:paragraph-properties fo:text-align="left" fo:break-before="auto" fo:text-indent="0cm" fo:line-height="115%" fo:margin-top="0.176cm" fo:margin-bottom="0.176cm" fo:margin-left="0cm" fo:margin-right="-0.011cm" fo:orphans="2" fo:widows="2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4" style:family="table-row"/>
    <style:style style:name="Cell19" style:family="table-cell">
      <style:table-cell-properties style:vertical-align="middle" fo:padding-top="0.176cm" fo:border-top="#000000 0.035cm solid" fo:border-bottom="#000000 0.035cm solid" fo:padding-left="0.19cm" fo:border-left="#000000 0.035cm solid" fo:padding-right="0.176cm" fo:border-right="#000000 0.035cm solid"/>
    </style:style>
    <style:style style:name="P21" style:family="paragraph" style:parent-style-name="Standard">
      <style:paragraph-properties fo:text-align="left" fo:break-before="auto" fo:text-indent="0cm" fo:line-height="115%" fo:margin-top="0.176cm" fo:margin-bottom="0.176cm" fo:margin-left="0cm" fo:margin-right="-0.011cm" fo:orphans="2" fo:widows="2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middle" fo:padding-top="0.176cm" fo:border-top="#000000 0.035cm solid" fo:border-bottom="#000000 0.035cm solid" fo:padding-left="0.19cm" fo:border-left="#000000 0.035cm solid" fo:padding-right="0.176cm" fo:border-right="#000000 0.035cm solid"/>
    </style:style>
    <style:style style:name="P22" style:family="paragraph" style:parent-style-name="Standard">
      <style:paragraph-properties fo:text-align="left" fo:break-before="auto" fo:text-indent="0cm" fo:line-height="115%" fo:margin-top="0.176cm" fo:margin-bottom="0.176cm" fo:margin-left="0cm" fo:margin-right="-0.011cm" fo:orphans="2" fo:widows="2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1" style:family="table-cell">
      <style:table-cell-properties style:vertical-align="middle" fo:padding-top="0.176cm" fo:border-top="#000000 0.035cm solid" fo:border-bottom="#000000 0.035cm solid" fo:padding-left="0.19cm" fo:border-left="#000000 0.035cm solid" fo:padding-right="0.176cm" fo:border-right="#000000 0.035cm solid"/>
    </style:style>
    <style:style style:name="P23" style:family="paragraph" style:parent-style-name="Standard">
      <style:paragraph-properties fo:text-align="left" fo:break-before="auto" fo:text-indent="0cm" fo:line-height="115%" fo:margin-top="0.176cm" fo:margin-bottom="0.176cm" fo:margin-left="0cm" fo:margin-right="-0.011cm" fo:orphans="2" fo:widows="2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_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_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_1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_2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_2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_2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2" style:family="table-cell">
      <style:table-cell-properties style:vertical-align="middle" fo:padding-top="0.176cm" fo:border-top="#000000 0.035cm solid" fo:border-bottom="#000000 0.035cm solid" fo:padding-left="0.19cm" fo:border-left="#000000 0.035cm solid" fo:padding-right="0.176cm" fo:border-right="#000000 0.035cm solid"/>
    </style:style>
    <style:style style:name="P24" style:family="paragraph" style:parent-style-name="Standard">
      <style:paragraph-properties fo:text-align="left" fo:break-before="auto" fo:text-indent="0cm" fo:line-height="115%" fo:margin-top="0.176cm" fo:margin-bottom="0.176cm" fo:margin-left="0cm" fo:margin-right="-0.011cm" fo:orphans="2" fo:widows="2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3" style:family="table-cell">
      <style:table-cell-properties style:vertical-align="middle" fo:padding-top="0.176cm" fo:border-top="#000000 0.035cm solid" fo:border-bottom="#000000 0.035cm solid" fo:padding-left="0.19cm" fo:border-left="#000000 0.035cm solid" fo:padding-right="0.176cm" fo:border-right="#000000 0.035cm solid"/>
    </style:style>
    <style:style style:name="P25" style:family="paragraph" style:parent-style-name="Standard">
      <style:paragraph-properties fo:text-align="left" fo:break-before="auto" fo:text-indent="0cm" fo:line-height="115%" fo:margin-top="0.176cm" fo:margin-bottom="0.176cm" fo:margin-left="0cm" fo:margin-right="-0.011cm" fo:orphans="2" fo:widows="2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4" style:family="table-cell">
      <style:table-cell-properties style:vertical-align="middle" fo:padding-top="0.176cm" fo:border-top="#000000 0.035cm solid" fo:border-bottom="#000000 0.035cm solid" fo:padding-left="0.19cm" fo:border-left="#000000 0.035cm solid" fo:padding-right="0.176cm" fo:border-right="#000000 0.035cm solid"/>
    </style:style>
    <style:style style:name="P26" style:family="paragraph" style:parent-style-name="Standard">
      <style:paragraph-properties fo:text-align="left" fo:break-before="auto" fo:text-indent="0cm" fo:line-height="115%" fo:margin-top="0.176cm" fo:margin-bottom="0.176cm" fo:margin-left="0cm" fo:margin-right="-0.011cm" fo:orphans="2" fo:widows="2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5" style:family="table-row"/>
    <style:style style:name="Cell25" style:family="table-cell">
      <style:table-cell-properties style:vertical-align="middle" fo:padding-top="0.176cm" fo:border-top="#000000 0.035cm solid" fo:border-bottom="#000000 0.035cm solid" fo:padding-left="0.19cm" fo:border-left="#000000 0.035cm solid" fo:padding-right="0.176cm" fo:border-right="#000000 0.035cm solid"/>
    </style:style>
    <style:style style:name="P27" style:family="paragraph" style:parent-style-name="Standard">
      <style:paragraph-properties fo:text-align="left" fo:break-before="auto" fo:text-indent="0cm" fo:line-height="115%" fo:margin-top="0.176cm" fo:margin-bottom="0.176cm" fo:margin-left="0cm" fo:margin-right="-0.011cm" fo:orphans="2" fo:widows="2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6" style:family="table-cell">
      <style:table-cell-properties style:vertical-align="middle" fo:padding-top="0.176cm" fo:border-top="#000000 0.035cm solid" fo:border-bottom="#000000 0.035cm solid" fo:padding-left="0.19cm" fo:border-left="#000000 0.035cm solid" fo:padding-right="0.176cm" fo:border-right="#000000 0.035cm solid"/>
    </style:style>
    <style:style style:name="P28" style:family="paragraph" style:parent-style-name="Standard">
      <style:paragraph-properties fo:text-align="left" fo:break-before="auto" fo:text-indent="0cm" fo:line-height="115%" fo:margin-top="0.176cm" fo:margin-bottom="0.176cm" fo:margin-left="0cm" fo:margin-right="-0.011cm" fo:orphans="2" fo:widows="2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7" style:family="table-cell">
      <style:table-cell-properties style:vertical-align="middle" fo:padding-top="0.176cm" fo:border-top="#000000 0.035cm solid" fo:border-bottom="#000000 0.035cm solid" fo:padding-left="0.19cm" fo:border-left="#000000 0.035cm solid" fo:padding-right="0.176cm" fo:border-right="#000000 0.035cm solid"/>
    </style:style>
    <style:style style:name="P29" style:family="paragraph" style:parent-style-name="Standard">
      <style:paragraph-properties fo:text-align="left" fo:break-before="auto" fo:text-indent="0cm" fo:line-height="115%" fo:margin-top="0.176cm" fo:margin-bottom="0.176cm" fo:margin-left="0cm" fo:margin-right="-0.011cm" fo:orphans="2" fo:widows="2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_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_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_1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_2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8" style:family="table-cell">
      <style:table-cell-properties style:vertical-align="middle" fo:padding-top="0.176cm" fo:border-top="#000000 0.035cm solid" fo:border-bottom="#000000 0.035cm solid" fo:padding-left="0.19cm" fo:border-left="#000000 0.035cm solid" fo:padding-right="0.176cm" fo:border-right="#000000 0.035cm solid"/>
    </style:style>
    <style:style style:name="P30" style:family="paragraph" style:parent-style-name="Standard">
      <style:paragraph-properties fo:text-align="left" fo:break-before="auto" fo:text-indent="0cm" fo:line-height="115%" fo:margin-top="0.176cm" fo:margin-bottom="0.176cm" fo:margin-left="0cm" fo:margin-right="-0.011cm" fo:orphans="2" fo:widows="2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9" style:family="table-cell">
      <style:table-cell-properties style:vertical-align="middle" fo:padding-top="0.176cm" fo:border-top="#000000 0.035cm solid" fo:border-bottom="#000000 0.035cm solid" fo:padding-left="0.19cm" fo:border-left="#000000 0.035cm solid" fo:padding-right="0.176cm" fo:border-right="#000000 0.035cm solid"/>
    </style:style>
    <style:style style:name="P31" style:family="paragraph" style:parent-style-name="Standard">
      <style:paragraph-properties fo:text-align="left" fo:break-before="auto" fo:text-indent="0cm" fo:line-height="115%" fo:margin-top="0.176cm" fo:margin-bottom="0.176cm" fo:margin-left="0cm" fo:margin-right="-0.011cm" fo:orphans="2" fo:widows="2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0" style:family="table-cell">
      <style:table-cell-properties style:vertical-align="middle" fo:padding-top="0.176cm" fo:border-top="#000000 0.035cm solid" fo:border-bottom="#000000 0.035cm solid" fo:padding-left="0.19cm" fo:border-left="#000000 0.035cm solid" fo:padding-right="0.176cm" fo:border-right="#000000 0.035cm solid"/>
    </style:style>
    <style:style style:name="P32" style:family="paragraph" style:parent-style-name="Standard">
      <style:paragraph-properties fo:text-align="left" fo:break-before="auto" fo:text-indent="0cm" fo:line-height="115%" fo:margin-top="0.176cm" fo:margin-bottom="0.176cm" fo:margin-left="0cm" fo:margin-right="-0.011cm" fo:orphans="2" fo:widows="2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6" style:family="table-row"/>
    <style:style style:name="Cell31" style:family="table-cell">
      <style:table-cell-properties style:vertical-align="middle" fo:padding-top="0.176cm" fo:border-top="#000000 0.035cm solid" fo:border-bottom="#000000 0.035cm solid" fo:padding-left="0.19cm" fo:border-left="#000000 0.035cm solid" fo:padding-right="0.176cm" fo:border-right="#000000 0.035cm solid"/>
    </style:style>
    <style:style style:name="P33" style:family="paragraph" style:parent-style-name="Standard">
      <style:paragraph-properties fo:text-align="left" fo:break-before="auto" fo:text-indent="0cm" fo:line-height="115%" fo:margin-top="0.176cm" fo:margin-bottom="0.176cm" fo:margin-left="0cm" fo:margin-right="-0.011cm" fo:orphans="2" fo:widows="2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2" style:family="table-cell">
      <style:table-cell-properties style:vertical-align="middle" fo:padding-top="0.176cm" fo:border-top="#000000 0.035cm solid" fo:border-bottom="#000000 0.035cm solid" fo:padding-left="0.19cm" fo:border-left="#000000 0.035cm solid" fo:padding-right="0.176cm" fo:border-right="#000000 0.035cm solid"/>
    </style:style>
    <style:style style:name="P34" style:family="paragraph" style:parent-style-name="Standard">
      <style:paragraph-properties fo:text-align="left" fo:break-before="auto" fo:text-indent="0cm" fo:line-height="115%" fo:margin-top="0.176cm" fo:margin-bottom="0.176cm" fo:margin-left="0cm" fo:margin-right="-0.011cm" fo:orphans="2" fo:widows="2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4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4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3" style:family="table-cell">
      <style:table-cell-properties style:vertical-align="middle" fo:padding-top="0.176cm" fo:border-top="#000000 0.035cm solid" fo:border-bottom="#000000 0.035cm solid" fo:padding-left="0.19cm" fo:border-left="#000000 0.035cm solid" fo:padding-right="0.176cm" fo:border-right="#000000 0.035cm solid"/>
    </style:style>
    <style:style style:name="P35" style:family="paragraph" style:parent-style-name="Standard">
      <style:paragraph-properties fo:text-align="left" fo:break-before="auto" fo:text-indent="0cm" fo:line-height="115%" fo:margin-top="0.176cm" fo:margin-bottom="0.176cm" fo:margin-left="0cm" fo:margin-right="-0.011cm" fo:orphans="2" fo:widows="2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5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5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5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5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5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5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5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5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5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5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5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5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5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5_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5_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4" style:family="table-cell">
      <style:table-cell-properties style:vertical-align="middle" fo:padding-top="0.176cm" fo:border-top="#000000 0.035cm solid" fo:border-bottom="#000000 0.035cm solid" fo:padding-left="0.19cm" fo:border-left="#000000 0.035cm solid" fo:padding-right="0.176cm" fo:border-right="#000000 0.035cm solid"/>
    </style:style>
    <style:style style:name="P36" style:family="paragraph" style:parent-style-name="Standard">
      <style:paragraph-properties fo:text-align="left" fo:break-before="auto" fo:text-indent="0cm" fo:line-height="115%" fo:margin-top="0.176cm" fo:margin-bottom="0.176cm" fo:margin-left="0cm" fo:margin-right="-0.011cm" fo:orphans="2" fo:widows="2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5" style:family="table-cell">
      <style:table-cell-properties style:vertical-align="middle" fo:padding-top="0.176cm" fo:border-top="#000000 0.035cm solid" fo:border-bottom="#000000 0.035cm solid" fo:padding-left="0.19cm" fo:border-left="#000000 0.035cm solid" fo:padding-right="0.176cm" fo:border-right="#000000 0.035cm solid"/>
    </style:style>
    <style:style style:name="P37" style:family="paragraph" style:parent-style-name="Standard">
      <style:paragraph-properties fo:text-align="left" fo:break-before="auto" fo:text-indent="0cm" fo:line-height="115%" fo:margin-top="0.176cm" fo:margin-bottom="0.176cm" fo:margin-left="0cm" fo:margin-right="-0.011cm" fo:orphans="2" fo:widows="2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7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7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6" style:family="table-cell">
      <style:table-cell-properties style:vertical-align="middle" fo:padding-top="0.176cm" fo:border-top="#000000 0.035cm solid" fo:border-bottom="#000000 0.035cm solid" fo:padding-left="0.19cm" fo:border-left="#000000 0.035cm solid" fo:padding-right="0.176cm" fo:border-right="#000000 0.035cm solid"/>
    </style:style>
    <style:style style:name="P38" style:family="paragraph" style:parent-style-name="Standard">
      <style:paragraph-properties fo:text-align="left" fo:break-before="auto" fo:text-indent="0cm" fo:line-height="115%" fo:margin-top="0.176cm" fo:margin-bottom="0.176cm" fo:margin-left="0cm" fo:margin-right="-0.011cm" fo:orphans="2" fo:widows="2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7" style:family="table-row"/>
    <style:style style:name="Cell37" style:family="table-cell">
      <style:table-cell-properties style:vertical-align="middle" fo:padding-top="0.176cm" fo:border-top="#000000 0.035cm solid" fo:border-bottom="#000000 0.035cm solid" fo:padding-left="0.19cm" fo:border-left="#000000 0.035cm solid" fo:padding-right="0.176cm" fo:border-right="#000000 0.035cm solid"/>
    </style:style>
    <style:style style:name="P39" style:family="paragraph" style:parent-style-name="Standard">
      <style:paragraph-properties fo:text-align="left" fo:break-before="auto" fo:text-indent="0cm" fo:line-height="115%" fo:margin-top="0.176cm" fo:margin-bottom="0.176cm" fo:margin-left="0cm" fo:margin-right="-0.011cm" fo:orphans="2" fo:widows="2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8" style:family="table-cell">
      <style:table-cell-properties style:vertical-align="middle" fo:padding-top="0.176cm" fo:border-top="#000000 0.035cm solid" fo:border-bottom="#000000 0.035cm solid" fo:padding-left="0.19cm" fo:border-left="#000000 0.035cm solid" fo:padding-right="0.176cm" fo:border-right="#000000 0.035cm solid"/>
    </style:style>
    <style:style style:name="P40" style:family="paragraph" style:parent-style-name="Standard">
      <style:paragraph-properties fo:text-align="left" fo:break-before="auto" fo:text-indent="0cm" fo:line-height="115%" fo:margin-top="0.176cm" fo:margin-bottom="0.176cm" fo:margin-left="0cm" fo:margin-right="-0.011cm" fo:orphans="2" fo:widows="2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0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0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0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0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0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0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0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9" style:family="table-cell">
      <style:table-cell-properties style:vertical-align="middle" fo:padding-top="0.176cm" fo:border-top="#000000 0.035cm solid" fo:border-bottom="#000000 0.035cm solid" fo:padding-left="0.19cm" fo:border-left="#000000 0.035cm solid" fo:padding-right="0.176cm" fo:border-right="#000000 0.035cm solid"/>
    </style:style>
    <style:style style:name="P41" style:family="paragraph" style:parent-style-name="Standard">
      <style:paragraph-properties fo:text-align="left" fo:break-before="auto" fo:text-indent="0cm" fo:line-height="115%" fo:margin-top="0.176cm" fo:margin-bottom="0.176cm" fo:margin-left="0cm" fo:margin-right="-0.011cm" fo:orphans="2" fo:widows="2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1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2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2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2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2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2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2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2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40" style:family="table-cell">
      <style:table-cell-properties style:vertical-align="middle" fo:padding-top="0.176cm" fo:border-top="#000000 0.035cm solid" fo:border-bottom="#000000 0.035cm solid" fo:padding-left="0.19cm" fo:border-left="#000000 0.035cm solid" fo:padding-right="0.176cm" fo:border-right="#000000 0.035cm solid"/>
    </style:style>
    <style:style style:name="P42" style:family="paragraph" style:parent-style-name="Standard">
      <style:paragraph-properties fo:text-align="left" fo:break-before="auto" fo:text-indent="0cm" fo:line-height="115%" fo:margin-top="0.176cm" fo:margin-bottom="0.176cm" fo:margin-left="0cm" fo:margin-right="-0.011cm" fo:orphans="2" fo:widows="2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41" style:family="table-cell">
      <style:table-cell-properties style:vertical-align="middle" fo:padding-top="0.176cm" fo:border-top="#000000 0.035cm solid" fo:border-bottom="#000000 0.035cm solid" fo:padding-left="0.19cm" fo:border-left="#000000 0.035cm solid" fo:padding-right="0.176cm" fo:border-right="#000000 0.035cm solid"/>
    </style:style>
    <style:style style:name="P43" style:family="paragraph" style:parent-style-name="Standard">
      <style:paragraph-properties fo:text-align="left" fo:break-before="auto" fo:text-indent="0cm" fo:line-height="115%" fo:margin-top="0.176cm" fo:margin-bottom="0.176cm" fo:margin-left="0cm" fo:margin-right="-0.011cm" fo:orphans="2" fo:widows="2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3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42" style:family="table-cell">
      <style:table-cell-properties style:vertical-align="middle" fo:padding-top="0.176cm" fo:border-top="#000000 0.035cm solid" fo:border-bottom="#000000 0.035cm solid" fo:padding-left="0.19cm" fo:border-left="#000000 0.035cm solid" fo:padding-right="0.176cm" fo:border-right="#000000 0.035cm solid"/>
    </style:style>
    <style:style style:name="P44" style:family="paragraph" style:parent-style-name="Standard">
      <style:paragraph-properties fo:text-align="left" fo:break-before="auto" fo:text-indent="0cm" fo:line-height="115%" fo:margin-top="0.176cm" fo:margin-bottom="0.176cm" fo:margin-left="0cm" fo:margin-right="-0.011cm" fo:orphans="2" fo:widows="2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8" style:family="table-row"/>
    <style:style style:name="Cell43" style:family="table-cell">
      <style:table-cell-properties style:vertical-align="middle" fo:padding-top="0.176cm" fo:border-top="#000000 0.035cm solid" fo:border-bottom="#000000 0.035cm solid" fo:padding-left="0.19cm" fo:border-left="#000000 0.035cm solid" fo:padding-right="0.176cm" fo:border-right="#000000 0.035cm solid"/>
    </style:style>
    <style:style style:name="P45" style:family="paragraph" style:parent-style-name="Standard">
      <style:paragraph-properties fo:text-align="left" fo:break-before="auto" fo:text-indent="0cm" fo:line-height="115%" fo:margin-top="0.176cm" fo:margin-bottom="0.176cm" fo:margin-left="0cm" fo:margin-right="-0.011cm" fo:orphans="2" fo:widows="2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44" style:family="table-cell">
      <style:table-cell-properties style:vertical-align="middle" fo:padding-top="0.176cm" fo:border-top="#000000 0.035cm solid" fo:border-bottom="#000000 0.035cm solid" fo:padding-left="0.19cm" fo:border-left="#000000 0.035cm solid" fo:padding-right="0.176cm" fo:border-right="#000000 0.035cm solid"/>
    </style:style>
    <style:style style:name="P46" style:family="paragraph" style:parent-style-name="Standard">
      <style:paragraph-properties fo:text-align="left" fo:break-before="auto" fo:text-indent="0cm" fo:line-height="115%" fo:margin-top="0.176cm" fo:margin-bottom="0.176cm" fo:margin-left="0cm" fo:margin-right="-0.011cm" fo:orphans="2" fo:widows="2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6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6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6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6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6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45" style:family="table-cell">
      <style:table-cell-properties style:vertical-align="middle" fo:padding-top="0.176cm" fo:border-top="#000000 0.035cm solid" fo:border-bottom="#000000 0.035cm solid" fo:padding-left="0.19cm" fo:border-left="#000000 0.035cm solid" fo:padding-right="0.176cm" fo:border-right="#000000 0.035cm solid"/>
    </style:style>
    <style:style style:name="P47" style:family="paragraph" style:parent-style-name="Standard">
      <style:paragraph-properties fo:text-align="left" fo:break-before="auto" fo:text-indent="0cm" fo:line-height="115%" fo:margin-top="0.176cm" fo:margin-bottom="0.176cm" fo:margin-left="0cm" fo:margin-right="-0.011cm" fo:orphans="2" fo:widows="2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7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7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7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7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7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7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7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7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7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7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7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7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7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7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7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7_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7_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7_1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7_2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7_2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7_2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7_2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7_2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7_2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7_2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7_2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7_2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7_2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7_3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7_3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7_3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7_3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7_3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7_3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7_3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7_3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7_3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46" style:family="table-cell">
      <style:table-cell-properties style:vertical-align="middle" fo:padding-top="0.176cm" fo:border-top="#000000 0.035cm solid" fo:border-bottom="#000000 0.035cm solid" fo:padding-left="0.19cm" fo:border-left="#000000 0.035cm solid" fo:padding-right="0.176cm" fo:border-right="#000000 0.035cm solid"/>
    </style:style>
    <style:style style:name="P48" style:family="paragraph" style:parent-style-name="Standard">
      <style:paragraph-properties fo:text-align="left" fo:break-before="auto" fo:text-indent="0cm" fo:line-height="115%" fo:margin-top="0.176cm" fo:margin-bottom="0.176cm" fo:margin-left="0cm" fo:margin-right="-0.011cm" fo:orphans="2" fo:widows="2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47" style:family="table-cell">
      <style:table-cell-properties style:vertical-align="middle" fo:padding-top="0.176cm" fo:border-top="#000000 0.035cm solid" fo:border-bottom="#000000 0.035cm solid" fo:padding-left="0.19cm" fo:border-left="#000000 0.035cm solid" fo:padding-right="0.176cm" fo:border-right="#000000 0.035cm solid"/>
    </style:style>
    <style:style style:name="P49" style:family="paragraph" style:parent-style-name="Standard">
      <style:paragraph-properties fo:text-align="left" fo:break-before="auto" fo:text-indent="0cm" fo:line-height="115%" fo:margin-top="0.176cm" fo:margin-bottom="0.176cm" fo:margin-left="0cm" fo:margin-right="-0.011cm" fo:orphans="2" fo:widows="2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9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9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9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9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48" style:family="table-cell">
      <style:table-cell-properties style:vertical-align="middle" fo:padding-top="0.176cm" fo:border-top="#000000 0.035cm solid" fo:border-bottom="#000000 0.035cm solid" fo:padding-left="0.19cm" fo:border-left="#000000 0.035cm solid" fo:padding-right="0.176cm" fo:border-right="#000000 0.035cm solid"/>
    </style:style>
    <style:style style:name="P50" style:family="paragraph" style:parent-style-name="Standard">
      <style:paragraph-properties fo:text-align="left" fo:break-before="auto" fo:text-indent="0cm" fo:line-height="115%" fo:margin-top="0.176cm" fo:margin-bottom="0.176cm" fo:margin-left="0cm" fo:margin-right="-0.011cm" fo:orphans="2" fo:widows="2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9" style:family="table-row"/>
    <style:style style:name="Cell49" style:family="table-cell">
      <style:table-cell-properties style:vertical-align="middle" fo:padding-top="0.176cm" fo:border-top="#000000 0.035cm solid" fo:border-bottom="#000000 0.035cm solid" fo:padding-left="0.19cm" fo:border-left="#000000 0.035cm solid" fo:padding-right="0.176cm" fo:border-right="#000000 0.035cm solid"/>
    </style:style>
    <style:style style:name="P51" style:family="paragraph" style:parent-style-name="Standard">
      <style:paragraph-properties fo:text-align="left" fo:break-before="auto" fo:text-indent="0cm" fo:line-height="115%" fo:margin-top="0.176cm" fo:margin-bottom="0.176cm" fo:margin-left="0cm" fo:margin-right="-0.011cm" fo:orphans="2" fo:widows="2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0" style:family="table-cell">
      <style:table-cell-properties style:vertical-align="middle" fo:padding-top="0.176cm" fo:border-top="#000000 0.035cm solid" fo:border-bottom="#000000 0.035cm solid" fo:padding-left="0.19cm" fo:border-left="#000000 0.035cm solid" fo:padding-right="0.176cm" fo:border-right="#000000 0.035cm solid"/>
    </style:style>
    <style:style style:name="P52" style:family="paragraph" style:parent-style-name="Standard">
      <style:paragraph-properties fo:text-align="left" fo:break-before="auto" fo:text-indent="0cm" fo:line-height="115%" fo:margin-top="0.176cm" fo:margin-bottom="0.176cm" fo:margin-left="0cm" fo:margin-right="-0.011cm" fo:orphans="2" fo:widows="2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2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2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2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2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2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2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2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2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2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2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1" style:family="table-cell">
      <style:table-cell-properties style:vertical-align="middle" fo:padding-top="0.176cm" fo:border-top="#000000 0.035cm solid" fo:border-bottom="#000000 0.035cm solid" fo:padding-left="0.19cm" fo:border-left="#000000 0.035cm solid" fo:padding-right="0.176cm" fo:border-right="#000000 0.035cm solid"/>
    </style:style>
    <style:style style:name="P53" style:family="paragraph" style:parent-style-name="Standard">
      <style:paragraph-properties fo:text-align="left" fo:break-before="auto" fo:text-indent="0cm" fo:line-height="115%" fo:margin-top="0.176cm" fo:margin-bottom="0.176cm" fo:margin-left="0cm" fo:margin-right="-0.011cm" fo:orphans="2" fo:widows="2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3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3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3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3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3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3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3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3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3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3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3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3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3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3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3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3_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3_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3_1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3_2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3_2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3_2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3_2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3_2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3_2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3_2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3_2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3_2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3_2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3_3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3_3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3_3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2" style:family="table-cell">
      <style:table-cell-properties style:vertical-align="middle" fo:padding-top="0.176cm" fo:border-top="#000000 0.035cm solid" fo:border-bottom="#000000 0.035cm solid" fo:padding-left="0.19cm" fo:border-left="#000000 0.035cm solid" fo:padding-right="0.176cm" fo:border-right="#000000 0.035cm solid"/>
    </style:style>
    <style:style style:name="P54" style:family="paragraph" style:parent-style-name="Standard">
      <style:paragraph-properties fo:text-align="left" fo:break-before="auto" fo:text-indent="0cm" fo:line-height="115%" fo:margin-top="0.176cm" fo:margin-bottom="0.176cm" fo:margin-left="0cm" fo:margin-right="-0.011cm" fo:orphans="2" fo:widows="2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3" style:family="table-cell">
      <style:table-cell-properties style:vertical-align="middle" fo:padding-top="0.176cm" fo:border-top="#000000 0.035cm solid" fo:border-bottom="#000000 0.035cm solid" fo:padding-left="0.19cm" fo:border-left="#000000 0.035cm solid" fo:padding-right="0.176cm" fo:border-right="#000000 0.035cm solid"/>
    </style:style>
    <style:style style:name="P55" style:family="paragraph" style:parent-style-name="Standard">
      <style:paragraph-properties fo:text-align="left" fo:break-before="auto" fo:text-indent="0cm" fo:line-height="115%" fo:margin-top="0.176cm" fo:margin-bottom="0.176cm" fo:margin-left="0cm" fo:margin-right="-0.011cm" fo:orphans="2" fo:widows="2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5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4" style:family="table-cell">
      <style:table-cell-properties style:vertical-align="middle" fo:padding-top="0.176cm" fo:border-top="#000000 0.035cm solid" fo:border-bottom="#000000 0.035cm solid" fo:padding-left="0.19cm" fo:border-left="#000000 0.035cm solid" fo:padding-right="0.176cm" fo:border-right="#000000 0.035cm solid"/>
    </style:style>
    <style:style style:name="P56" style:family="paragraph" style:parent-style-name="Standard">
      <style:paragraph-properties fo:text-align="left" fo:break-before="auto" fo:text-indent="0cm" fo:line-height="115%" fo:margin-top="0.176cm" fo:margin-bottom="0.176cm" fo:margin-left="0cm" fo:margin-right="-0.011cm" fo:orphans="2" fo:widows="2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10" style:family="table-row"/>
    <style:style style:name="Cell55" style:family="table-cell">
      <style:table-cell-properties style:vertical-align="middle" fo:padding-top="0.176cm" fo:border-top="#000000 0.035cm solid" fo:border-bottom="#000000 0.035cm solid" fo:padding-left="0.19cm" fo:border-left="#000000 0.035cm solid" fo:padding-right="0.176cm" fo:border-right="#000000 0.035cm solid"/>
    </style:style>
    <style:style style:name="P57" style:family="paragraph" style:parent-style-name="Standard">
      <style:paragraph-properties fo:text-align="left" fo:break-before="auto" fo:text-indent="0cm" fo:line-height="115%" fo:margin-top="0.176cm" fo:margin-bottom="0.176cm" fo:margin-left="0cm" fo:margin-right="-0.011cm" fo:orphans="2" fo:widows="2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6" style:family="table-cell">
      <style:table-cell-properties style:vertical-align="middle" fo:padding-top="0.176cm" fo:border-top="#000000 0.035cm solid" fo:border-bottom="#000000 0.035cm solid" fo:padding-left="0.19cm" fo:border-left="#000000 0.035cm solid" fo:padding-right="0.176cm" fo:border-right="#000000 0.035cm solid"/>
    </style:style>
    <style:style style:name="P58" style:family="paragraph" style:parent-style-name="Standard">
      <style:paragraph-properties fo:text-align="left" fo:break-before="auto" fo:text-indent="0cm" fo:line-height="115%" fo:margin-top="0.176cm" fo:margin-bottom="0.176cm" fo:margin-left="0cm" fo:margin-right="-0.011cm" fo:orphans="2" fo:widows="2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8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7" style:family="table-cell">
      <style:table-cell-properties style:vertical-align="middle" fo:padding-top="0.176cm" fo:border-top="#000000 0.035cm solid" fo:border-bottom="#000000 0.035cm solid" fo:padding-left="0.19cm" fo:border-left="#000000 0.035cm solid" fo:padding-right="0.176cm" fo:border-right="#000000 0.035cm solid"/>
    </style:style>
    <style:style style:name="P59" style:family="paragraph" style:parent-style-name="Standard">
      <style:paragraph-properties fo:text-align="left" fo:break-before="auto" fo:text-indent="0cm" fo:line-height="115%" fo:margin-top="0.176cm" fo:margin-bottom="0.176cm" fo:margin-left="0cm" fo:margin-right="-0.011cm" fo:orphans="2" fo:widows="2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9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9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9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9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9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9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9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9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9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9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9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9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9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9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9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9_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9_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9_1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9_2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8" style:family="table-cell">
      <style:table-cell-properties style:vertical-align="middle" fo:padding-top="0.176cm" fo:border-top="#000000 0.035cm solid" fo:border-bottom="#000000 0.035cm solid" fo:padding-left="0.19cm" fo:border-left="#000000 0.035cm solid" fo:padding-right="0.176cm" fo:border-right="#000000 0.035cm solid"/>
    </style:style>
    <style:style style:name="P60" style:family="paragraph" style:parent-style-name="Standard">
      <style:paragraph-properties fo:text-align="left" fo:break-before="auto" fo:text-indent="0cm" fo:line-height="115%" fo:margin-top="0.176cm" fo:margin-bottom="0.176cm" fo:margin-left="0cm" fo:margin-right="-0.011cm" fo:orphans="2" fo:widows="2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0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9" style:family="table-cell">
      <style:table-cell-properties style:vertical-align="middle" fo:padding-top="0.176cm" fo:border-top="#000000 0.035cm solid" fo:border-bottom="#000000 0.035cm solid" fo:padding-left="0.19cm" fo:border-left="#000000 0.035cm solid" fo:padding-right="0.176cm" fo:border-right="#000000 0.035cm solid"/>
    </style:style>
    <style:style style:name="P61" style:family="paragraph" style:parent-style-name="Standard">
      <style:paragraph-properties fo:text-align="left" fo:break-before="auto" fo:text-indent="0cm" fo:line-height="115%" fo:margin-top="0.176cm" fo:margin-bottom="0.176cm" fo:margin-left="0cm" fo:margin-right="-0.011cm" fo:orphans="2" fo:widows="2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1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0" style:family="table-cell">
      <style:table-cell-properties style:vertical-align="middle" fo:padding-top="0.176cm" fo:border-top="#000000 0.035cm solid" fo:border-bottom="#000000 0.035cm solid" fo:padding-left="0.19cm" fo:border-left="#000000 0.035cm solid" fo:padding-right="0.176cm" fo:border-right="#000000 0.035cm solid"/>
    </style:style>
    <style:style style:name="P62" style:family="paragraph" style:parent-style-name="Standard">
      <style:paragraph-properties fo:text-align="left" fo:break-before="auto" fo:text-indent="0cm" fo:line-height="115%" fo:margin-top="0.176cm" fo:margin-bottom="0.176cm" fo:margin-left="0cm" fo:margin-right="-0.011cm" fo:orphans="2" fo:widows="2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11" style:family="table-row"/>
    <style:style style:name="Cell61" style:family="table-cell">
      <style:table-cell-properties style:vertical-align="middle" fo:padding-top="0.176cm" fo:border-top="#000000 0.035cm solid" fo:border-bottom="#000000 0.035cm solid" fo:padding-left="0.19cm" fo:border-left="#000000 0.035cm solid" fo:padding-right="0.176cm" fo:border-right="#000000 0.035cm solid"/>
    </style:style>
    <style:style style:name="P63" style:family="paragraph" style:parent-style-name="Standard">
      <style:paragraph-properties fo:text-align="left" fo:break-before="auto" fo:text-indent="0cm" fo:line-height="115%" fo:margin-top="0.176cm" fo:margin-bottom="0.176cm" fo:margin-left="0cm" fo:margin-right="-0.011cm" fo:orphans="2" fo:widows="2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2" style:family="table-cell">
      <style:table-cell-properties style:vertical-align="middle" fo:padding-top="0.176cm" fo:border-top="#000000 0.035cm solid" fo:border-bottom="#000000 0.035cm solid" fo:padding-left="0.19cm" fo:border-left="#000000 0.035cm solid" fo:padding-right="0.176cm" fo:border-right="#000000 0.035cm solid"/>
    </style:style>
    <style:style style:name="P64" style:family="paragraph" style:parent-style-name="Standard">
      <style:paragraph-properties fo:text-align="left" fo:break-before="auto" fo:text-indent="0cm" fo:line-height="115%" fo:margin-top="0.176cm" fo:margin-bottom="0.176cm" fo:margin-left="0cm" fo:margin-right="-0.011cm" fo:orphans="2" fo:widows="2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4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4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4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4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4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3" style:family="table-cell">
      <style:table-cell-properties style:vertical-align="middle" fo:padding-top="0.176cm" fo:border-top="#000000 0.035cm solid" fo:border-bottom="#000000 0.035cm solid" fo:padding-left="0.19cm" fo:border-left="#000000 0.035cm solid" fo:padding-right="0.176cm" fo:border-right="#000000 0.035cm solid"/>
    </style:style>
    <style:style style:name="P65" style:family="paragraph" style:parent-style-name="Standard">
      <style:paragraph-properties fo:text-align="left" fo:break-before="auto" fo:text-indent="0cm" fo:line-height="115%" fo:margin-top="0.176cm" fo:margin-bottom="0.176cm" fo:margin-left="0cm" fo:margin-right="-0.011cm" fo:orphans="2" fo:widows="2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5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5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5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5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5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5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5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5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5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5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5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5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5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5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5_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5_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5_1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5_2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5_2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5_2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4" style:family="table-cell">
      <style:table-cell-properties style:vertical-align="middle" fo:padding-top="0.176cm" fo:border-top="#000000 0.035cm solid" fo:border-bottom="#000000 0.035cm solid" fo:padding-left="0.19cm" fo:border-left="#000000 0.035cm solid" fo:padding-right="0.176cm" fo:border-right="#000000 0.035cm solid"/>
    </style:style>
    <style:style style:name="P66" style:family="paragraph" style:parent-style-name="Standard">
      <style:paragraph-properties fo:text-align="left" fo:break-before="auto" fo:text-indent="0cm" fo:line-height="115%" fo:margin-top="0.176cm" fo:margin-bottom="0.176cm" fo:margin-left="0cm" fo:margin-right="-0.011cm" fo:orphans="2" fo:widows="2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5" style:family="table-cell">
      <style:table-cell-properties style:vertical-align="middle" fo:padding-top="0.176cm" fo:border-top="#000000 0.035cm solid" fo:border-bottom="#000000 0.035cm solid" fo:padding-left="0.19cm" fo:border-left="#000000 0.035cm solid" fo:padding-right="0.176cm" fo:border-right="#000000 0.035cm solid"/>
    </style:style>
    <style:style style:name="P67" style:family="paragraph" style:parent-style-name="Standard">
      <style:paragraph-properties fo:text-align="left" fo:break-before="auto" fo:text-indent="0cm" fo:line-height="115%" fo:margin-top="0.176cm" fo:margin-bottom="0.176cm" fo:margin-left="0cm" fo:margin-right="-0.011cm" fo:orphans="2" fo:widows="2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7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7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7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7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6" style:family="table-cell">
      <style:table-cell-properties style:vertical-align="middle" fo:padding-top="0.176cm" fo:border-top="#000000 0.035cm solid" fo:border-bottom="#000000 0.035cm solid" fo:padding-left="0.19cm" fo:border-left="#000000 0.035cm solid" fo:padding-right="0.176cm" fo:border-right="#000000 0.035cm solid"/>
    </style:style>
    <style:style style:name="P68" style:family="paragraph" style:parent-style-name="Standard">
      <style:paragraph-properties fo:text-align="left" fo:break-before="auto" fo:text-indent="0cm" fo:line-height="115%" fo:margin-top="0.176cm" fo:margin-bottom="0.176cm" fo:margin-left="0cm" fo:margin-right="-0.011cm" fo:orphans="2" fo:widows="2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12" style:family="table-row"/>
    <style:style style:name="Cell67" style:family="table-cell">
      <style:table-cell-properties style:vertical-align="middle" fo:padding-top="0.176cm" fo:border-top="#000000 0.035cm solid" fo:border-bottom="#000000 0.035cm solid" fo:padding-left="0.19cm" fo:border-left="#000000 0.035cm solid" fo:padding-right="0.176cm" fo:border-right="#000000 0.035cm solid"/>
    </style:style>
    <style:style style:name="P69" style:family="paragraph" style:parent-style-name="Standard">
      <style:paragraph-properties fo:text-align="left" fo:break-before="auto" fo:text-indent="0cm" fo:line-height="115%" fo:margin-top="0.176cm" fo:margin-bottom="0.176cm" fo:margin-left="0cm" fo:margin-right="-0.011cm" fo:orphans="2" fo:widows="2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8" style:family="table-cell">
      <style:table-cell-properties style:vertical-align="middle" fo:padding-top="0.176cm" fo:border-top="#000000 0.035cm solid" fo:border-bottom="#000000 0.035cm solid" fo:padding-left="0.19cm" fo:border-left="#000000 0.035cm solid" fo:padding-right="0.176cm" fo:border-right="#000000 0.035cm solid"/>
    </style:style>
    <style:style style:name="P70" style:family="paragraph" style:parent-style-name="Standard">
      <style:paragraph-properties fo:text-align="left" fo:break-before="auto" fo:text-indent="0cm" fo:line-height="115%" fo:margin-top="0.176cm" fo:margin-bottom="0.176cm" fo:margin-left="0cm" fo:margin-right="-0.011cm" fo:orphans="2" fo:widows="2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0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0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9" style:family="table-cell">
      <style:table-cell-properties style:vertical-align="middle" fo:padding-top="0.176cm" fo:border-top="#000000 0.035cm solid" fo:border-bottom="#000000 0.035cm solid" fo:padding-left="0.19cm" fo:border-left="#000000 0.035cm solid" fo:padding-right="0.176cm" fo:border-right="#000000 0.035cm solid"/>
    </style:style>
    <style:style style:name="P71" style:family="paragraph" style:parent-style-name="Standard">
      <style:paragraph-properties fo:text-align="left" fo:break-before="auto" fo:text-indent="0cm" fo:line-height="115%" fo:margin-top="0.176cm" fo:margin-bottom="0.176cm" fo:margin-left="0cm" fo:margin-right="-0.011cm" fo:orphans="2" fo:widows="2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1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1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1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1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1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1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1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1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1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1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1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1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1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1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1_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1_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1_1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1_2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1_2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1_2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1_2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1_2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1_2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1_2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1_2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1_2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70" style:family="table-cell">
      <style:table-cell-properties style:vertical-align="middle" fo:padding-top="0.176cm" fo:border-top="#000000 0.035cm solid" fo:border-bottom="#000000 0.035cm solid" fo:padding-left="0.19cm" fo:border-left="#000000 0.035cm solid" fo:padding-right="0.176cm" fo:border-right="#000000 0.035cm solid"/>
    </style:style>
    <style:style style:name="P72" style:family="paragraph" style:parent-style-name="Standard">
      <style:paragraph-properties fo:text-align="left" fo:break-before="auto" fo:text-indent="0cm" fo:line-height="115%" fo:margin-top="0.176cm" fo:margin-bottom="0.176cm" fo:margin-left="0cm" fo:margin-right="-0.011cm" fo:orphans="2" fo:widows="2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2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71" style:family="table-cell">
      <style:table-cell-properties style:vertical-align="middle" fo:padding-top="0.176cm" fo:border-top="#000000 0.035cm solid" fo:border-bottom="#000000 0.035cm solid" fo:padding-left="0.19cm" fo:border-left="#000000 0.035cm solid" fo:padding-right="0.176cm" fo:border-right="#000000 0.035cm solid"/>
    </style:style>
    <style:style style:name="P73" style:family="paragraph" style:parent-style-name="Standard">
      <style:paragraph-properties fo:text-align="left" fo:break-before="auto" fo:text-indent="0cm" fo:line-height="115%" fo:margin-top="0.176cm" fo:margin-bottom="0.176cm" fo:margin-left="0cm" fo:margin-right="-0.011cm" fo:orphans="2" fo:widows="2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3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3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72" style:family="table-cell">
      <style:table-cell-properties style:vertical-align="middle" fo:padding-top="0.176cm" fo:border-top="#000000 0.035cm solid" fo:border-bottom="#000000 0.035cm solid" fo:padding-left="0.19cm" fo:border-left="#000000 0.035cm solid" fo:padding-right="0.176cm" fo:border-right="#000000 0.035cm solid"/>
    </style:style>
    <style:style style:name="P74" style:family="paragraph" style:parent-style-name="Standard">
      <style:paragraph-properties fo:text-align="left" fo:break-before="auto" fo:text-indent="0cm" fo:line-height="115%" fo:margin-top="0.176cm" fo:margin-bottom="0.176cm" fo:margin-left="0cm" fo:margin-right="-0.011cm" fo:orphans="2" fo:widows="2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13" style:family="table-row"/>
    <style:style style:name="Cell73" style:family="table-cell">
      <style:table-cell-properties style:vertical-align="middle" fo:padding-top="0.176cm" fo:border-top="#000000 0.035cm solid" fo:border-bottom="#000000 0.035cm solid" fo:padding-left="0.19cm" fo:border-left="#000000 0.035cm solid" fo:padding-right="0.176cm" fo:border-right="#000000 0.035cm solid"/>
    </style:style>
    <style:style style:name="P75" style:family="paragraph" style:parent-style-name="Standard">
      <style:paragraph-properties fo:text-align="left" fo:break-before="auto" fo:text-indent="0cm" fo:line-height="115%" fo:margin-top="0.176cm" fo:margin-bottom="0.176cm" fo:margin-left="0cm" fo:margin-right="-0.011cm" fo:orphans="2" fo:widows="2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74" style:family="table-cell">
      <style:table-cell-properties style:vertical-align="middle" fo:padding-top="0.176cm" fo:border-top="#000000 0.035cm solid" fo:border-bottom="#000000 0.035cm solid" fo:padding-left="0.19cm" fo:border-left="#000000 0.035cm solid" fo:padding-right="0.176cm" fo:border-right="#000000 0.035cm solid"/>
    </style:style>
    <style:style style:name="P76" style:family="paragraph" style:parent-style-name="Standard">
      <style:paragraph-properties fo:text-align="left" fo:break-before="auto" fo:text-indent="0cm" fo:line-height="115%" fo:margin-top="0.176cm" fo:margin-bottom="0.176cm" fo:margin-left="0cm" fo:margin-right="-0.011cm" fo:orphans="2" fo:widows="2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75" style:family="table-cell">
      <style:table-cell-properties style:vertical-align="middle" fo:padding-top="0.176cm" fo:border-top="#000000 0.035cm solid" fo:border-bottom="#000000 0.035cm solid" fo:padding-left="0.19cm" fo:border-left="#000000 0.035cm solid" fo:padding-right="0.176cm" fo:border-right="#000000 0.035cm solid"/>
    </style:style>
    <style:style style:name="P77" style:family="paragraph" style:parent-style-name="Standard">
      <style:paragraph-properties fo:text-align="left" fo:break-before="auto" fo:text-indent="0cm" fo:line-height="115%" fo:margin-top="0.176cm" fo:margin-bottom="0.176cm" fo:margin-left="0cm" fo:margin-right="-0.011cm" fo:orphans="2" fo:widows="2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7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7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7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7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7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7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7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7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7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7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7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7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7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7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7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7_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7_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7_1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7_2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7_2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7_2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7_2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7_2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7_2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7_2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7_2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7_2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76" style:family="table-cell">
      <style:table-cell-properties style:vertical-align="middle" fo:padding-top="0.176cm" fo:border-top="#000000 0.035cm solid" fo:border-bottom="#000000 0.035cm solid" fo:padding-left="0.19cm" fo:border-left="#000000 0.035cm solid" fo:padding-right="0.176cm" fo:border-right="#000000 0.035cm solid"/>
    </style:style>
    <style:style style:name="P78" style:family="paragraph" style:parent-style-name="Standard">
      <style:paragraph-properties fo:text-align="left" fo:break-before="auto" fo:text-indent="0cm" fo:line-height="115%" fo:margin-top="0.176cm" fo:margin-bottom="0.176cm" fo:margin-left="0cm" fo:margin-right="-0.011cm" fo:orphans="2" fo:widows="2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77" style:family="table-cell">
      <style:table-cell-properties style:vertical-align="middle" fo:padding-top="0.176cm" fo:border-top="#000000 0.035cm solid" fo:border-bottom="#000000 0.035cm solid" fo:padding-left="0.19cm" fo:border-left="#000000 0.035cm solid" fo:padding-right="0.176cm" fo:border-right="#000000 0.035cm solid"/>
    </style:style>
    <style:style style:name="P79" style:family="paragraph" style:parent-style-name="Standard">
      <style:paragraph-properties fo:text-align="left" fo:break-before="auto" fo:text-indent="0cm" fo:line-height="115%" fo:margin-top="0.176cm" fo:margin-bottom="0.176cm" fo:margin-left="0cm" fo:margin-right="-0.011cm" fo:orphans="2" fo:widows="2" style:writing-mode="lr-tb"/>
    </style:style>
    <style:style style:name="T7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9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9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78" style:family="table-cell">
      <style:table-cell-properties style:vertical-align="middle" fo:padding-top="0.176cm" fo:border-top="#000000 0.035cm solid" fo:border-bottom="#000000 0.035cm solid" fo:padding-left="0.19cm" fo:border-left="#000000 0.035cm solid" fo:padding-right="0.176cm" fo:border-right="#000000 0.035cm solid"/>
    </style:style>
    <style:style style:name="P80" style:family="paragraph" style:parent-style-name="Standard">
      <style:paragraph-properties fo:text-align="left" fo:break-before="auto" fo:text-indent="0cm" fo:line-height="115%" fo:margin-top="0.176cm" fo:margin-bottom="0.176cm" fo:margin-left="0cm" fo:margin-right="-0.011cm" fo:orphans="2" fo:widows="2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14" style:family="table-row"/>
    <style:style style:name="Cell79" style:family="table-cell">
      <style:table-cell-properties style:vertical-align="middle" fo:padding-top="0.176cm" fo:border-top="#000000 0.035cm solid" fo:border-bottom="#000000 0.035cm solid" fo:padding-left="0.19cm" fo:border-left="#000000 0.035cm solid" fo:padding-right="0.176cm" fo:border-right="#000000 0.035cm solid"/>
    </style:style>
    <style:style style:name="P81" style:family="paragraph" style:parent-style-name="Standard">
      <style:paragraph-properties fo:text-align="left" fo:break-before="auto" fo:text-indent="0cm" fo:line-height="115%" fo:margin-top="0.176cm" fo:margin-bottom="0.176cm" fo:margin-left="0cm" fo:margin-right="-0.011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80" style:family="table-cell">
      <style:table-cell-properties style:vertical-align="middle" fo:padding-top="0.176cm" fo:border-top="#000000 0.035cm solid" fo:border-bottom="#000000 0.035cm solid" fo:padding-left="0.19cm" fo:border-left="#000000 0.035cm solid" fo:padding-right="0.176cm" fo:border-right="#000000 0.035cm solid"/>
    </style:style>
    <style:style style:name="P82" style:family="paragraph" style:parent-style-name="Standard">
      <style:paragraph-properties fo:text-align="left" fo:break-before="auto" fo:text-indent="0cm" fo:line-height="115%" fo:margin-top="0.176cm" fo:margin-bottom="0.176cm" fo:margin-left="0cm" fo:margin-right="-0.011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81" style:family="table-cell">
      <style:table-cell-properties style:vertical-align="middle" fo:padding-top="0.176cm" fo:border-top="#000000 0.035cm solid" fo:border-bottom="#000000 0.035cm solid" fo:padding-left="0.19cm" fo:border-left="#000000 0.035cm solid" fo:padding-right="0.176cm" fo:border-right="#000000 0.035cm solid"/>
    </style:style>
    <style:style style:name="P83" style:family="paragraph" style:parent-style-name="Standard">
      <style:paragraph-properties fo:text-align="left" fo:break-before="auto" fo:text-indent="0cm" fo:line-height="115%" fo:margin-top="0.176cm" fo:margin-bottom="0.176cm" fo:margin-left="0cm" fo:margin-right="-0.011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82" style:family="table-cell">
      <style:table-cell-properties style:vertical-align="middle" fo:padding-top="0.176cm" fo:border-top="#000000 0.035cm solid" fo:border-bottom="#000000 0.035cm solid" fo:padding-left="0.19cm" fo:border-left="#000000 0.035cm solid" fo:padding-right="0.176cm" fo:border-right="#000000 0.035cm solid"/>
    </style:style>
    <style:style style:name="P84" style:family="paragraph" style:parent-style-name="Standard">
      <style:paragraph-properties fo:text-align="left" fo:break-before="auto" fo:text-indent="0cm" fo:line-height="115%" fo:margin-top="0.176cm" fo:margin-bottom="0.176cm" fo:margin-left="0cm" fo:margin-right="-0.011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83" style:family="table-cell">
      <style:table-cell-properties style:vertical-align="middle" fo:padding-top="0.176cm" fo:border-top="#000000 0.035cm solid" fo:border-bottom="#000000 0.035cm solid" fo:padding-left="0.19cm" fo:border-left="#000000 0.035cm solid" fo:padding-right="0.176cm" fo:border-right="#000000 0.035cm solid"/>
    </style:style>
    <style:style style:name="P85" style:family="paragraph" style:parent-style-name="Standard">
      <style:paragraph-properties fo:text-align="left" fo:break-before="auto" fo:text-indent="0cm" fo:line-height="115%" fo:margin-top="0.176cm" fo:margin-bottom="0.176cm" fo:margin-left="0cm" fo:margin-right="-0.011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84" style:family="table-cell">
      <style:table-cell-properties style:vertical-align="middle" fo:padding-top="0.176cm" fo:border-top="#000000 0.035cm solid" fo:border-bottom="#000000 0.035cm solid" fo:padding-left="0.19cm" fo:border-left="#000000 0.035cm solid" fo:padding-right="0.176cm" fo:border-right="#000000 0.035cm solid"/>
    </style:style>
    <style:style style:name="P86" style:family="paragraph" style:parent-style-name="Standard">
      <style:paragraph-properties fo:text-align="left" fo:break-before="auto" fo:text-indent="0cm" fo:line-height="115%" fo:margin-top="0.176cm" fo:margin-bottom="0.176cm" fo:margin-left="0cm" fo:margin-right="-0.011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87" style:family="paragraph" style:parent-style-name="Standard">
      <style:paragraph-properties fo:break-before="auto" fo:line-height="115%" fo:margin-top="0.176cm" fo:margin-bottom="0.176cm" fo:margin-right="-0.011cm" style:writing-mode="lr-tb"/>
    </style:style>
    <style:style style:name="T87_1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P88" style:family="paragraph" style:parent-style-name="Standard">
      <style:paragraph-properties fo:break-before="auto" fo:line-height="115%" fo:margin-bottom="0.353cm" fo:margin-right="-0.011cm" style:writing-mode="lr-tb"/>
      <style:text-properties style:font-name="Times New Roman" fo:font-size="11pt" style:font-name-asian="Times New Roman" style:font-size-asian="11pt" style:font-name-complex="Times New Roman" style:font-size-complex="11pt"/>
    </style:style>
    <style:style style:name="P89" style:family="paragraph" style:parent-style-name="Standard">
      <style:paragraph-properties fo:break-before="auto" fo:line-height="115%" fo:margin-bottom="0.353cm" fo:margin-right="-0.011cm" style:writing-mode="lr-tb"/>
      <style:text-properties style:font-name="Times New Roman" fo:font-size="11pt" style:font-name-asian="Times New Roman" style:font-size-asian="11pt" style:font-name-complex="Times New Roman" style:font-size-complex="11pt"/>
    </style:style>
    <style:style style:name="P90" style:family="paragraph" style:parent-style-name="Standard">
      <style:paragraph-properties fo:break-before="auto" fo:line-height="115%" fo:margin-right="-0.011cm" style:writing-mode="lr-tb"/>
      <style:text-properties style:font-name="Times New Roman" fo:font-size="11pt" style:font-name-asian="Times New Roman" style:font-size-asian="11pt" style:font-name-complex="Times New Roman" style:font-size-complex="11pt"/>
    </style:style>
    <style:style style:name="P91" style:family="paragraph" style:parent-style-name="Standard">
      <style:paragraph-properties fo:text-align="center" fo:break-before="auto" fo:line-height="115%" fo:margin-top="0.847cm" fo:margin-right="-0.011cm" style:writing-mode="lr-tb"/>
      <style:text-properties style:font-name="Times New Roman" fo:font-size="11pt" style:font-name-asian="Times New Roman" style:font-size-asian="11pt" style:font-name-complex="Times New Roman" style:font-size-complex="11pt"/>
    </style:style>
  </office:automatic-styles>
  <office:body>
    <office:text>
      <text:p text:style-name="P1"><text:span text:style-name="T1_1">Criterion</text:span><text:span text:style-name="T1_2"><text:s/></text:span><text:span text:style-name="T1_3">B</text:span><text:span text:style-name="T1_4">:<text:s/></text:span><text:span text:style-name="T1_5">Record</text:span><text:span text:style-name="T1_6"><text:s/></text:span><text:span text:style-name="T1_7">of</text:span><text:span text:style-name="T1_8"><text:s/></text:span><text:span text:style-name="T1_9">tasks</text:span></text:p>
      <text:p text:style-name="P2"><text:span text:style-name="T2_1"> </text:span></text:p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column table:style-name="Column5"/>
        <table:table-column table:style-name="Column6"/>
        <table:table-row table:style-name="Row1">
          <table:table-cell table:style-name="Cell1">
            <text:p text:style-name="P3"><text:span text:style-name="T3_1"> </text:span><text:span text:style-name="T3_2">Task</text:span><text:span text:style-name="T3_3"><text:s/></text:span><text:span text:style-name="T3_4">Number</text:span></text:p>
          </table:table-cell>
          <table:table-cell table:style-name="Cell2">
            <text:p text:style-name="P4"><text:span text:style-name="T4_1">Planned</text:span><text:span text:style-name="T4_2"><text:s/></text:span><text:span text:style-name="T4_3">Action</text:span></text:p>
          </table:table-cell>
          <table:table-cell table:style-name="Cell3">
            <text:p text:style-name="P5"><text:span text:style-name="T5_1">Planned</text:span><text:span text:style-name="T5_2"><text:s/></text:span><text:span text:style-name="T5_3">outcome</text:span></text:p>
          </table:table-cell>
          <table:table-cell table:style-name="Cell4">
            <text:p text:style-name="P6"><text:span text:style-name="T6_1">Time</text:span><text:span text:style-name="T6_2"><text:s/></text:span><text:span text:style-name="T6_3">estimated</text:span></text:p>
          </table:table-cell>
          <table:table-cell table:style-name="Cell5">
            <text:p text:style-name="P7"><text:span text:style-name="T7_1">Target</text:span><text:span text:style-name="T7_2"><text:s/></text:span><text:span text:style-name="T7_3">completion</text:span><text:span text:style-name="T7_4"><text:s/></text:span><text:span text:style-name="T7_5">date</text:span></text:p>
          </table:table-cell>
          <table:table-cell table:style-name="Cell6">
            <text:p text:style-name="P8"><text:span text:style-name="T8_1">Criterion</text:span></text:p>
          </table:table-cell>
        </table:table-row>
        <table:table-row table:style-name="Row2">
          <table:table-cell table:style-name="Cell7">
            <text:p text:style-name="P9"><text:span text:style-name="T9_1">1</text:span></text:p>
          </table:table-cell>
          <table:table-cell table:style-name="Cell8">
            <text:p text:style-name="P10"><text:span text:style-name="T10_1">Plan</text:span><text:span text:style-name="T10_2"><text:s/></text:span><text:span text:style-name="T10_3">scenario</text:span></text:p>
          </table:table-cell>
          <table:table-cell table:style-name="Cell9">
            <text:p text:style-name="P11"><text:span text:style-name="T11_1">Filled</text:span><text:span text:style-name="T11_2"><text:s/></text:span><text:span text:style-name="T11_3">out</text:span><text:span text:style-name="T11_4"><text:s/></text:span><text:span text:style-name="T11_5">crit</text:span><text:span text:style-name="T11_6">_</text:span><text:span text:style-name="T11_7">A</text:span><text:span text:style-name="T11_8">.</text:span></text:p>
          </table:table-cell>
          <table:table-cell table:style-name="Cell10">
            <text:p text:style-name="P12"><text:span text:style-name="T12_1">1<text:s/></text:span><text:span text:style-name="T12_2">hour</text:span></text:p>
          </table:table-cell>
          <table:table-cell table:style-name="Cell11">
            <text:p text:style-name="P13"><text:span text:style-name="T13_1">Late</text:span><text:span text:style-name="T13_2"><text:s/></text:span><text:span text:style-name="T13_3">January</text:span></text:p>
          </table:table-cell>
          <table:table-cell table:style-name="Cell12">
            <text:p text:style-name="P14"><text:span text:style-name="T14_1">A</text:span></text:p>
          </table:table-cell>
        </table:table-row>
        <table:table-row table:style-name="Row3">
          <table:table-cell table:style-name="Cell13">
            <text:p text:style-name="P15"><text:span text:style-name="T15_1">2</text:span></text:p>
          </table:table-cell>
          <table:table-cell table:style-name="Cell14">
            <text:p text:style-name="P16"><text:span text:style-name="T16_1">Consulte</text:span><text:span text:style-name="T16_2"><text:s/></text:span><text:span text:style-name="T16_3">clients</text:span></text:p>
          </table:table-cell>
          <table:table-cell table:style-name="Cell15">
            <text:p text:style-name="P17"><text:span text:style-name="T17_1">General</text:span><text:span text:style-name="T17_2"><text:s/></text:span><text:span text:style-name="T17_3">idea</text:span><text:span text:style-name="T17_4"><text:s/></text:span><text:span text:style-name="T17_5">of</text:span><text:span text:style-name="T17_6"><text:s/></text:span><text:span text:style-name="T17_7">what</text:span><text:span text:style-name="T17_8"><text:s/></text:span><text:span text:style-name="T17_9">product</text:span><text:span text:style-name="T17_10"><text:s/></text:span><text:span text:style-name="T17_11">needs</text:span><text:span text:style-name="T17_12"><text:s/></text:span><text:span text:style-name="T17_13">to</text:span><text:span text:style-name="T17_14"><text:s/></text:span><text:span text:style-name="T17_15">look</text:span><text:span text:style-name="T17_16"><text:s/></text:span><text:span text:style-name="T17_17">like</text:span><text:span text:style-name="T17_18">.</text:span></text:p>
          </table:table-cell>
          <table:table-cell table:style-name="Cell16">
            <text:p text:style-name="P18"><text:span text:style-name="T18_1">2<text:s/></text:span><text:span text:style-name="T18_2">hours</text:span></text:p>
          </table:table-cell>
          <table:table-cell table:style-name="Cell17">
            <text:p text:style-name="P19"><text:span text:style-name="T19_1">Late</text:span><text:span text:style-name="T19_2"><text:s/></text:span><text:span text:style-name="T19_3">January</text:span></text:p>
          </table:table-cell>
          <table:table-cell table:style-name="Cell18">
            <text:p text:style-name="P20"><text:span text:style-name="T20_1">A</text:span></text:p>
          </table:table-cell>
        </table:table-row>
        <table:table-row table:style-name="Row4">
          <table:table-cell table:style-name="Cell19">
            <text:p text:style-name="P21"><text:span text:style-name="T21_1">3</text:span></text:p>
          </table:table-cell>
          <table:table-cell table:style-name="Cell20">
            <text:p text:style-name="P22"><text:span text:style-name="T22_1">Design</text:span><text:span text:style-name="T22_2"><text:s/></text:span><text:span text:style-name="T22_3">GUI</text:span></text:p>
          </table:table-cell>
          <table:table-cell table:style-name="Cell21">
            <text:p text:style-name="P23"><text:span text:style-name="T23_1">A</text:span><text:span text:style-name="T23_2"><text:s/></text:span><text:span text:style-name="T23_3">plan</text:span><text:span text:style-name="T23_4">,<text:s/></text:span><text:span text:style-name="T23_5">including</text:span><text:span text:style-name="T23_6"><text:s/></text:span><text:span text:style-name="T23_7">sketches</text:span><text:span text:style-name="T23_8">,<text:s/></text:span><text:span text:style-name="T23_9">of</text:span><text:span text:style-name="T23_10"><text:s/></text:span><text:span text:style-name="T23_11">what</text:span><text:span text:style-name="T23_12"><text:s/></text:span><text:span text:style-name="T23_13">the</text:span><text:span text:style-name="T23_14"><text:s/></text:span><text:span text:style-name="T23_15">GUI</text:span><text:span text:style-name="T23_16"><text:s/></text:span><text:span text:style-name="T23_17">should</text:span><text:span text:style-name="T23_18"><text:s/></text:span><text:span text:style-name="T23_19">look</text:span><text:span text:style-name="T23_20"><text:s/></text:span><text:span text:style-name="T23_21">like</text:span><text:span text:style-name="T23_22">.</text:span></text:p>
          </table:table-cell>
          <table:table-cell table:style-name="Cell22">
            <text:p text:style-name="P24"><text:span text:style-name="T24_1">2<text:s/></text:span><text:span text:style-name="T24_2">hours</text:span></text:p>
          </table:table-cell>
          <table:table-cell table:style-name="Cell23">
            <text:p text:style-name="P25"><text:span text:style-name="T25_1">Late</text:span><text:span text:style-name="T25_2"><text:s/></text:span><text:span text:style-name="T25_3">January</text:span></text:p>
          </table:table-cell>
          <table:table-cell table:style-name="Cell24">
            <text:p text:style-name="P26"><text:span text:style-name="T26_1">B</text:span></text:p>
          </table:table-cell>
        </table:table-row>
        <table:table-row table:style-name="Row5">
          <table:table-cell table:style-name="Cell25">
            <text:p text:style-name="P27"><text:span text:style-name="T27_1">4</text:span></text:p>
          </table:table-cell>
          <table:table-cell table:style-name="Cell26">
            <text:p text:style-name="P28"><text:span text:style-name="T28_1">Test</text:span><text:span text:style-name="T28_2"><text:s/></text:span><text:span text:style-name="T28_3">API</text:span><text:span text:style-name="T28_4"><text:s/></text:span><text:span text:style-name="T28_5">calls</text:span></text:p>
          </table:table-cell>
          <table:table-cell table:style-name="Cell27">
            <text:p text:style-name="P29"><text:span text:style-name="T29_1">A</text:span><text:span text:style-name="T29_2"><text:s/></text:span><text:span text:style-name="T29_3">function</text:span><text:span text:style-name="T29_4"><text:s/></text:span><text:span text:style-name="T29_5">that</text:span><text:span text:style-name="T29_6"><text:s/></text:span><text:span text:style-name="T29_7">can</text:span><text:span text:style-name="T29_8"><text:s/></text:span><text:span text:style-name="T29_9">retrieve</text:span><text:span text:style-name="T29_10"><text:s/></text:span><text:span text:style-name="T29_11">user</text:span><text:span text:style-name="T29_12"><text:s/></text:span><text:span text:style-name="T29_13">statuses</text:span><text:span text:style-name="T29_14"><text:s/></text:span><text:span text:style-name="T29_15">from</text:span><text:span text:style-name="T29_16"><text:s/></text:span><text:span text:style-name="T29_17">a</text:span><text:span text:style-name="T29_18"><text:s/></text:span><text:span text:style-name="T29_19">service</text:span><text:span text:style-name="T29_20">.</text:span></text:p>
          </table:table-cell>
          <table:table-cell table:style-name="Cell28">
            <text:p text:style-name="P30"><text:span text:style-name="T30_1">1.5<text:s/></text:span><text:span text:style-name="T30_2">hours</text:span></text:p>
          </table:table-cell>
          <table:table-cell table:style-name="Cell29">
            <text:p text:style-name="P31"><text:span text:style-name="T31_1">Late</text:span><text:span text:style-name="T31_2"><text:s/></text:span><text:span text:style-name="T31_3">January</text:span></text:p>
          </table:table-cell>
          <table:table-cell table:style-name="Cell30">
            <text:p text:style-name="P32"><text:span text:style-name="T32_1">B</text:span><text:span text:style-name="T32_2"><text:s/>/<text:s/></text:span><text:span text:style-name="T32_3">C</text:span></text:p>
          </table:table-cell>
        </table:table-row>
        <table:table-row table:style-name="Row6">
          <table:table-cell table:style-name="Cell31">
            <text:p text:style-name="P33"><text:span text:style-name="T33_1">5</text:span></text:p>
          </table:table-cell>
          <table:table-cell table:style-name="Cell32">
            <text:p text:style-name="P34"><text:span text:style-name="T34_1">Implement</text:span><text:span text:style-name="T34_2"><text:s/></text:span><text:span text:style-name="T34_3">GUI</text:span><text:span text:style-name="T34_4"><text:s/></text:span><text:span text:style-name="T34_5">framework</text:span></text:p>
          </table:table-cell>
          <table:table-cell table:style-name="Cell33">
            <text:p text:style-name="P35"><text:span text:style-name="T35_1">A</text:span><text:span text:style-name="T35_2"><text:s/></text:span><text:span text:style-name="T35_3">framework</text:span><text:span text:style-name="T35_4"><text:s/></text:span><text:span text:style-name="T35_5">of</text:span><text:span text:style-name="T35_6"><text:s/></text:span><text:span text:style-name="T35_7">the</text:span><text:span text:style-name="T35_8"><text:s/></text:span><text:span text:style-name="T35_9">GUI</text:span><text:span text:style-name="T35_10">,<text:s/></text:span><text:span text:style-name="T35_11">including</text:span><text:span text:style-name="T35_12"><text:s/></text:span><text:span text:style-name="T35_13">the</text:span><text:span text:style-name="T35_14"><text:s/></text:span><text:span text:style-name="T35_15">main</text:span><text:span text:style-name="T35_16"><text:s/></text:span><text:span text:style-name="T35_17">window</text:span><text:span text:style-name="T35_18">.</text:span></text:p>
          </table:table-cell>
          <table:table-cell table:style-name="Cell34">
            <text:p text:style-name="P36"><text:span text:style-name="T36_1">5<text:s/></text:span><text:span text:style-name="T36_2">hours</text:span></text:p>
          </table:table-cell>
          <table:table-cell table:style-name="Cell35">
            <text:p text:style-name="P37"><text:span text:style-name="T37_1">Early</text:span><text:span text:style-name="T37_2"><text:s/></text:span><text:span text:style-name="T37_3">February</text:span></text:p>
          </table:table-cell>
          <table:table-cell table:style-name="Cell36">
            <text:p text:style-name="P38"><text:span text:style-name="T38_1">C</text:span></text:p>
          </table:table-cell>
        </table:table-row>
        <table:table-row table:style-name="Row7">
          <table:table-cell table:style-name="Cell37">
            <text:p text:style-name="P39"><text:span text:style-name="T39_1">6</text:span></text:p>
          </table:table-cell>
          <table:table-cell table:style-name="Cell38">
            <text:p text:style-name="P40"><text:span text:style-name="T40_1">Implement</text:span><text:span text:style-name="T40_2"><text:s/></text:span><text:span text:style-name="T40_3">several</text:span><text:span text:style-name="T40_4"><text:s/></text:span><text:span text:style-name="T40_5">service</text:span><text:span text:style-name="T40_6"><text:s/></text:span><text:span text:style-name="T40_7">API</text:span><text:span text:style-name="T40_8"><text:s/></text:span><text:span text:style-name="T40_9">modules</text:span></text:p>
          </table:table-cell>
          <table:table-cell table:style-name="Cell39">
            <text:p text:style-name="P41"><text:span text:style-name="T41_1">More</text:span><text:span text:style-name="T41_2"><text:s/></text:span><text:span text:style-name="T41_3">than</text:span><text:span text:style-name="T41_4"><text:s/></text:span><text:span text:style-name="T41_5">one</text:span><text:span text:style-name="T41_6"><text:s/></text:span><text:span text:style-name="T41_7">module</text:span><text:span text:style-name="T41_8"><text:s/></text:span><text:span text:style-name="T41_9">containing</text:span><text:span text:style-name="T41_10"><text:s/></text:span><text:span text:style-name="T41_11">code</text:span><text:span text:style-name="T41_12"><text:s/></text:span><text:span text:style-name="T41_13">to</text:span><text:span text:style-name="T41_14"><text:s/></text:span><text:span text:style-name="T41_15">retrieve</text:span><text:span text:style-name="T41_16"><text:s/></text:span><text:span text:style-name="T41_17">user</text:span><text:span text:style-name="T41_18"><text:s/></text:span><text:span text:style-name="T41_19">status</text:span><text:span text:style-name="T41_20"><text:s/></text:span><text:span text:style-name="T41_21">from</text:span><text:span text:style-name="T41_22"><text:s/></text:span><text:span text:style-name="T41_23">multiple</text:span><text:span text:style-name="T41_24"><text:s/></text:span><text:span text:style-name="T41_25">services</text:span><text:span text:style-name="T41_26">.</text:span></text:p>
          </table:table-cell>
          <table:table-cell table:style-name="Cell40">
            <text:p text:style-name="P42"><text:span text:style-name="T42_1">5<text:s/></text:span><text:span text:style-name="T42_2">hours</text:span></text:p>
          </table:table-cell>
          <table:table-cell table:style-name="Cell41">
            <text:p text:style-name="P43"><text:span text:style-name="T43_1">Early</text:span><text:span text:style-name="T43_2"><text:s/></text:span><text:span text:style-name="T43_3">February</text:span></text:p>
          </table:table-cell>
          <table:table-cell table:style-name="Cell42">
            <text:p text:style-name="P44"><text:span text:style-name="T44_1">C</text:span></text:p>
          </table:table-cell>
        </table:table-row>
        <table:table-row table:style-name="Row8">
          <table:table-cell table:style-name="Cell43">
            <text:p text:style-name="P45"><text:span text:style-name="T45_1">7</text:span></text:p>
          </table:table-cell>
          <table:table-cell table:style-name="Cell44">
            <text:p text:style-name="P46"><text:span text:style-name="T46_1">Implement</text:span><text:span text:style-name="T46_2"><text:s/></text:span><text:span text:style-name="T46_3">the</text:span><text:span text:style-name="T46_4"><text:s/></text:span><text:span text:style-name="T46_5">plugins</text:span><text:span text:style-name="T46_6"><text:s/></text:span><text:span text:style-name="T46_7">feature</text:span></text:p>
          </table:table-cell>
          <table:table-cell table:style-name="Cell45">
            <text:p text:style-name="P47"><text:span text:style-name="T47_1">The</text:span><text:span text:style-name="T47_2"><text:s/></text:span><text:span text:style-name="T47_3">ability</text:span><text:span text:style-name="T47_4"><text:s/></text:span><text:span text:style-name="T47_5">to</text:span><text:span text:style-name="T47_6"><text:s/></text:span><text:span text:style-name="T47_7">drag</text:span><text:span text:style-name="T47_8"><text:s/></text:span><text:span text:style-name="T47_9">and</text:span><text:span text:style-name="T47_10"><text:s/></text:span><text:span text:style-name="T47_11">drop</text:span><text:span text:style-name="T47_12"><text:s/></text:span><text:span text:style-name="T47_13">the</text:span><text:span text:style-name="T47_14"><text:s/></text:span><text:span text:style-name="T47_15">service</text:span><text:span text:style-name="T47_16"><text:s/></text:span><text:span text:style-name="T47_17">API</text:span><text:span text:style-name="T47_18"><text:s/></text:span><text:span text:style-name="T47_19">modules</text:span><text:span text:style-name="T47_20"><text:s/></text:span><text:span text:style-name="T47_21">into</text:span><text:span text:style-name="T47_22"><text:s/></text:span><text:span text:style-name="T47_23">a</text:span><text:span text:style-name="T47_24"><text:s/></text:span><text:span text:style-name="T47_25">folder</text:span><text:span text:style-name="T47_26"><text:s/></text:span><text:span text:style-name="T47_27">without</text:span><text:span text:style-name="T47_28"><text:s/></text:span><text:span text:style-name="T47_29">having</text:span><text:span text:style-name="T47_30"><text:s/></text:span><text:span text:style-name="T47_31">to</text:span><text:span text:style-name="T47_32"><text:s/></text:span><text:span text:style-name="T47_33">change</text:span><text:span text:style-name="T47_34"><text:s/></text:span><text:span text:style-name="T47_35">any</text:span><text:span text:style-name="T47_36"><text:s/></text:span><text:span text:style-name="T47_37">code</text:span><text:span text:style-name="T47_38">.</text:span></text:p>
          </table:table-cell>
          <table:table-cell table:style-name="Cell46">
            <text:p text:style-name="P48"><text:span text:style-name="T48_1">2<text:s/></text:span><text:span text:style-name="T48_2">hours</text:span></text:p>
          </table:table-cell>
          <table:table-cell table:style-name="Cell47">
            <text:p text:style-name="P49"><text:span text:style-name="T49_1">Early</text:span><text:span text:style-name="T49_2">/</text:span><text:span text:style-name="T49_3">Mid</text:span><text:span text:style-name="T49_4"><text:s/></text:span><text:span text:style-name="T49_5">February</text:span></text:p>
          </table:table-cell>
          <table:table-cell table:style-name="Cell48">
            <text:p text:style-name="P50"><text:span text:style-name="T50_1">C</text:span></text:p>
          </table:table-cell>
        </table:table-row>
        <table:table-row table:style-name="Row9">
          <table:table-cell table:style-name="Cell49">
            <text:p text:style-name="P51"><text:span text:style-name="T51_1">8</text:span></text:p>
          </table:table-cell>
          <table:table-cell table:style-name="Cell50">
            <text:p text:style-name="P52"><text:span text:style-name="T52_1">Implement</text:span><text:span text:style-name="T52_2"><text:s/></text:span><text:span text:style-name="T52_3">the</text:span><text:span text:style-name="T52_4"><text:s/></text:span><text:span text:style-name="T52_5">Sorting</text:span><text:span text:style-name="T52_6"><text:s/></text:span><text:span text:style-name="T52_7">and</text:span><text:span text:style-name="T52_8"><text:s/></text:span><text:span text:style-name="T52_9">Filtering</text:span><text:span text:style-name="T52_10"><text:s/></text:span><text:span text:style-name="T52_11">features</text:span></text:p>
          </table:table-cell>
          <table:table-cell table:style-name="Cell51">
            <text:p text:style-name="P53"><text:span text:style-name="T53_1">The</text:span><text:span text:style-name="T53_2"><text:s/></text:span><text:span text:style-name="T53_3">ability</text:span><text:span text:style-name="T53_4"><text:s/></text:span><text:span text:style-name="T53_5">for</text:span><text:span text:style-name="T53_6"><text:s/></text:span><text:span text:style-name="T53_7">the</text:span><text:span text:style-name="T53_8"><text:s/></text:span><text:span text:style-name="T53_9">user</text:span><text:span text:style-name="T53_10"><text:s/></text:span><text:span text:style-name="T53_11">to</text:span><text:span text:style-name="T53_12"><text:s/></text:span><text:span text:style-name="T53_13">sort</text:span><text:span text:style-name="T53_14"><text:s/></text:span><text:span text:style-name="T53_15">and</text:span><text:span text:style-name="T53_16"><text:s/></text:span><text:span text:style-name="T53_17">filter</text:span><text:span text:style-name="T53_18"><text:s/></text:span><text:span text:style-name="T53_19">as</text:span><text:span text:style-name="T53_20"><text:s/></text:span><text:span text:style-name="T53_21">defined</text:span><text:span text:style-name="T53_22"><text:s/></text:span><text:span text:style-name="T53_23">in</text:span><text:span text:style-name="T53_24"><text:s/></text:span><text:span text:style-name="T53_25">criterion</text:span><text:span text:style-name="T53_26"><text:s/></text:span><text:span text:style-name="T53_27">A</text:span><text:span text:style-name="T53_28"><text:s/></text:span><text:span text:style-name="T53_29">and</text:span><text:span text:style-name="T53_30"><text:s/></text:span><text:span text:style-name="T53_31">B</text:span><text:span text:style-name="T53_32">.</text:span></text:p>
          </table:table-cell>
          <table:table-cell table:style-name="Cell52">
            <text:p text:style-name="P54"><text:span text:style-name="T54_1">3<text:s/></text:span><text:span text:style-name="T54_2">hours</text:span></text:p>
          </table:table-cell>
          <table:table-cell table:style-name="Cell53">
            <text:p text:style-name="P55"><text:span text:style-name="T55_1">Mid</text:span><text:span text:style-name="T55_2"><text:s/></text:span><text:span text:style-name="T55_3">February</text:span></text:p>
          </table:table-cell>
          <table:table-cell table:style-name="Cell54">
            <text:p text:style-name="P56"><text:span text:style-name="T56_1">C</text:span></text:p>
          </table:table-cell>
        </table:table-row>
        <table:table-row table:style-name="Row10">
          <table:table-cell table:style-name="Cell55">
            <text:p text:style-name="P57"><text:span text:style-name="T57_1">9</text:span></text:p>
          </table:table-cell>
          <table:table-cell table:style-name="Cell56">
            <text:p text:style-name="P58"><text:span text:style-name="T58_1">Implement</text:span><text:span text:style-name="T58_2"><text:s/></text:span><text:span text:style-name="T58_3">Options</text:span></text:p>
          </table:table-cell>
          <table:table-cell table:style-name="Cell57">
            <text:p text:style-name="P59"><text:span text:style-name="T59_1">All</text:span><text:span text:style-name="T59_2"><text:s/></text:span><text:span text:style-name="T59_3">graphical</text:span><text:span text:style-name="T59_4"><text:s/></text:span><text:span text:style-name="T59_5">buttons</text:span><text:span text:style-name="T59_6"><text:s/></text:span><text:span text:style-name="T59_7">work</text:span><text:span text:style-name="T59_8"><text:s/></text:span><text:span text:style-name="T59_9">and</text:span><text:span text:style-name="T59_10"><text:s/></text:span><text:span text:style-name="T59_11">the</text:span><text:span text:style-name="T59_12"><text:s/></text:span><text:span text:style-name="T59_13">options</text:span><text:span text:style-name="T59_14"><text:s/></text:span><text:span text:style-name="T59_15">menu</text:span><text:span text:style-name="T59_16"><text:s/></text:span><text:span text:style-name="T59_17">is</text:span><text:span text:style-name="T59_18"><text:s/></text:span><text:span text:style-name="T59_19">complete</text:span><text:span text:style-name="T59_20">.</text:span></text:p>
          </table:table-cell>
          <table:table-cell table:style-name="Cell58">
            <text:p text:style-name="P60"><text:span text:style-name="T60_1">5<text:s/></text:span><text:span text:style-name="T60_2">hours</text:span></text:p>
          </table:table-cell>
          <table:table-cell table:style-name="Cell59">
            <text:p text:style-name="P61"><text:span text:style-name="T61_1">Mid</text:span><text:span text:style-name="T61_2"><text:s/></text:span><text:span text:style-name="T61_3">February</text:span></text:p>
          </table:table-cell>
          <table:table-cell table:style-name="Cell60">
            <text:p text:style-name="P62"><text:span text:style-name="T62_1">C</text:span></text:p>
          </table:table-cell>
        </table:table-row>
        <table:table-row table:style-name="Row11">
          <table:table-cell table:style-name="Cell61">
            <text:p text:style-name="P63"><text:span text:style-name="T63_1">10</text:span></text:p>
          </table:table-cell>
          <table:table-cell table:style-name="Cell62">
            <text:p text:style-name="P64"><text:span text:style-name="T64_1">Re</text:span><text:span text:style-name="T64_2">-</text:span><text:span text:style-name="T64_3">consult</text:span><text:span text:style-name="T64_4"><text:s/></text:span><text:span text:style-name="T64_5">with</text:span><text:span text:style-name="T64_6"><text:s/></text:span><text:span text:style-name="T64_7">clients</text:span></text:p>
          </table:table-cell>
          <table:table-cell table:style-name="Cell63">
            <text:p text:style-name="P65"><text:span text:style-name="T65_1">A</text:span><text:span text:style-name="T65_2"><text:s/></text:span><text:span text:style-name="T65_3">list</text:span><text:span text:style-name="T65_4"><text:s/></text:span><text:span text:style-name="T65_5">of</text:span><text:span text:style-name="T65_6"><text:s/></text:span><text:span text:style-name="T65_7">changes</text:span><text:span text:style-name="T65_8"><text:s/></text:span><text:span text:style-name="T65_9">and</text:span><text:span text:style-name="T65_10"><text:s/></text:span><text:span text:style-name="T65_11">improvements</text:span><text:span text:style-name="T65_12"><text:s/></text:span><text:span text:style-name="T65_13">to</text:span><text:span text:style-name="T65_14"><text:s/></text:span><text:span text:style-name="T65_15">implement</text:span><text:span text:style-name="T65_16"><text:s/></text:span><text:span text:style-name="T65_17">into</text:span><text:span text:style-name="T65_18"><text:s/></text:span><text:span text:style-name="T65_19">the</text:span><text:span text:style-name="T65_20"><text:s/></text:span><text:span text:style-name="T65_21">program</text:span><text:span text:style-name="T65_22">.</text:span></text:p>
          </table:table-cell>
          <table:table-cell table:style-name="Cell64">
            <text:p text:style-name="P66"><text:span text:style-name="T66_1">2<text:s/></text:span><text:span text:style-name="T66_2">hours</text:span></text:p>
          </table:table-cell>
          <table:table-cell table:style-name="Cell65">
            <text:p text:style-name="P67"><text:span text:style-name="T67_1">Mid</text:span><text:span text:style-name="T67_2">/</text:span><text:span text:style-name="T67_3">Late</text:span><text:span text:style-name="T67_4"><text:s/></text:span><text:span text:style-name="T67_5">February</text:span></text:p>
          </table:table-cell>
          <table:table-cell table:style-name="Cell66">
            <text:p text:style-name="P68"><text:span text:style-name="T68_1">B</text:span></text:p>
          </table:table-cell>
        </table:table-row>
        <table:table-row table:style-name="Row12">
          <table:table-cell table:style-name="Cell67">
            <text:p text:style-name="P69"><text:span text:style-name="T69_1">11<text:s/></text:span></text:p>
          </table:table-cell>
          <table:table-cell table:style-name="Cell68">
            <text:p text:style-name="P70"><text:span text:style-name="T70_1">Implement</text:span><text:span text:style-name="T70_2"><text:s/></text:span><text:span text:style-name="T70_3">improvements</text:span></text:p>
          </table:table-cell>
          <table:table-cell table:style-name="Cell69">
            <text:p text:style-name="P71"><text:span text:style-name="T71_1">Have</text:span><text:span text:style-name="T71_2"><text:s/></text:span><text:span text:style-name="T71_3">implemented</text:span><text:span text:style-name="T71_4"><text:s/></text:span><text:span text:style-name="T71_5">the</text:span><text:span text:style-name="T71_6"><text:s/></text:span><text:span text:style-name="T71_7">improvements</text:span><text:span text:style-name="T71_8"><text:s/></text:span><text:span text:style-name="T71_9">and</text:span><text:span text:style-name="T71_10"><text:s/></text:span><text:span text:style-name="T71_11">changes</text:span><text:span text:style-name="T71_12"><text:s/></text:span><text:span text:style-name="T71_13">that</text:span><text:span text:style-name="T71_14"><text:s/></text:span><text:span text:style-name="T71_15">the</text:span><text:span text:style-name="T71_16"><text:s/></text:span><text:span text:style-name="T71_17">client</text:span><text:span text:style-name="T71_18"><text:s/></text:span><text:span text:style-name="T71_19">asked</text:span><text:span text:style-name="T71_20"><text:s/></text:span><text:span text:style-name="T71_21">for</text:span><text:span text:style-name="T71_22"><text:s/></text:span><text:span text:style-name="T71_23">into</text:span><text:span text:style-name="T71_24"><text:s/></text:span><text:span text:style-name="T71_25">the</text:span><text:span text:style-name="T71_26"><text:s/></text:span><text:span text:style-name="T71_27">product</text:span><text:span text:style-name="T71_28">.</text:span></text:p>
          </table:table-cell>
          <table:table-cell table:style-name="Cell70">
            <text:p text:style-name="P72"><text:span text:style-name="T72_1">1<text:s/>-<text:s/>3<text:s/></text:span><text:span text:style-name="T72_2">hours</text:span></text:p>
          </table:table-cell>
          <table:table-cell table:style-name="Cell71">
            <text:p text:style-name="P73"><text:span text:style-name="T73_1">Late</text:span><text:span text:style-name="T73_2"><text:s/></text:span><text:span text:style-name="T73_3">February</text:span></text:p>
          </table:table-cell>
          <table:table-cell table:style-name="Cell72">
            <text:p text:style-name="P74"><text:span text:style-name="T74_1">C</text:span></text:p>
          </table:table-cell>
        </table:table-row>
        <table:table-row table:style-name="Row13">
          <table:table-cell table:style-name="Cell73">
            <text:p text:style-name="P75"><text:span text:style-name="T75_1">12<text:s/></text:span></text:p>
          </table:table-cell>
          <table:table-cell table:style-name="Cell74">
            <text:p text:style-name="P76"><text:span text:style-name="T76_1">Package</text:span><text:span text:style-name="T76_2"><text:s/></text:span><text:span text:style-name="T76_3">programs</text:span></text:p>
          </table:table-cell>
          <table:table-cell table:style-name="Cell75">
            <text:p text:style-name="P77"><text:span text:style-name="T77_1">Pack</text:span><text:span text:style-name="T77_2"><text:s/></text:span><text:span text:style-name="T77_3">the</text:span><text:span text:style-name="T77_4"><text:s/></text:span><text:span text:style-name="T77_5">product</text:span><text:span text:style-name="T77_6"><text:s/></text:span><text:span text:style-name="T77_7">into</text:span><text:span text:style-name="T77_8"><text:s/></text:span><text:span text:style-name="T77_9">the</text:span><text:span text:style-name="T77_10"><text:s/>“.</text:span><text:span text:style-name="T77_11">exe</text:span><text:span text:style-name="T77_12">”<text:s/></text:span><text:span text:style-name="T77_13">and</text:span><text:span text:style-name="T77_14"><text:s/></text:span><text:span text:style-name="T77_15">the</text:span><text:span text:style-name="T77_16"><text:s/>“.</text:span><text:span text:style-name="T77_17">app</text:span><text:span text:style-name="T77_18">”<text:s/></text:span><text:span text:style-name="T77_19">for</text:span><text:span text:style-name="T77_20"><text:s/></text:span><text:span text:style-name="T77_21">delivery</text:span><text:span text:style-name="T77_22"><text:s/></text:span><text:span text:style-name="T77_23">to</text:span><text:span text:style-name="T77_24"><text:s/></text:span><text:span text:style-name="T77_25">the</text:span><text:span text:style-name="T77_26"><text:s/></text:span><text:span text:style-name="T77_27">user</text:span><text:span text:style-name="T77_28">.</text:span></text:p>
          </table:table-cell>
          <table:table-cell table:style-name="Cell76">
            <text:p text:style-name="P78"><text:span text:style-name="T78_1">0.5<text:s/></text:span><text:span text:style-name="T78_2">hours</text:span></text:p>
          </table:table-cell>
          <table:table-cell table:style-name="Cell77">
            <text:p text:style-name="P79"><text:span text:style-name="T79_1">Late</text:span><text:span text:style-name="T79_2"><text:s/></text:span><text:span text:style-name="T79_3">February</text:span></text:p>
          </table:table-cell>
          <table:table-cell table:style-name="Cell78">
            <text:p text:style-name="P80"><text:span text:style-name="T80_1">C</text:span></text:p>
          </table:table-cell>
        </table:table-row>
        <table:table-row table:style-name="Row14">
          <table:table-cell table:style-name="Cell79">
            <text:p text:style-name="P81"/>
          </table:table-cell>
          <table:table-cell table:style-name="Cell80">
            <text:p text:style-name="P82"/>
          </table:table-cell>
          <table:table-cell table:style-name="Cell81">
            <text:p text:style-name="P83"/>
          </table:table-cell>
          <table:table-cell table:style-name="Cell82">
            <text:p text:style-name="P84"/>
          </table:table-cell>
          <table:table-cell table:style-name="Cell83">
            <text:p text:style-name="P85"/>
          </table:table-cell>
          <table:table-cell table:style-name="Cell84">
            <text:p text:style-name="P86"/>
          </table:table-cell>
        </table:table-row>
      </table:table>
      <text:p text:style-name="P87"><text:span text:style-name="T87_1"> </text:span></text:p>
      <text:p text:style-name="P88"/>
      <text:p text:style-name="P89"/>
      <text:p text:style-name="P90"/>
      <text:p text:style-name="P91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423cm" fo:margin-bottom="0.106cm" fo:keep-with-next="always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423cm" fo:margin-bottom="0.106cm" fo:keep-with-next="always" style:writing-mode="lr-tb"/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423cm" fo:margin-bottom="0.106cm" fo:keep-with-next="always" style:writing-mode="lr-tb"/>
      <style:text-properties style:font-name="Arial" fo:font-size="13pt" style:font-name-asian="Arial" style:font-size-asian="13pt" style:font-name-complex="Arial" style:font-size-complex="13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106cm" fo:keep-with-next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423cm" fo:margin-bottom="0.106cm" style:writing-mode="lr-tb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00%" fo:margin-top="0.423cm" fo:margin-bottom="0.106cm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Subtitle" style:family="paragraph" style:parent-style-name="Standard">
      <style:paragraph-properties fo:text-align="center" fo:break-before="auto" fo:line-height="100%" fo:margin-bottom="0.106cm" style:writing-mode="lr-tb"/>
      <style:text-properties style:font-name="Arial" style:font-name-asian="Arial" style:font-name-complex="Arial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0.99cm" fo:page-height="29.70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